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c0c0c0"/>
    </style:style>
    <style:style style:name="ce4" style:family="table-cell" style:parent-style-name="Default" style:data-style-name="N121">
      <style:table-cell-properties fo:background-color="#c0c0c0"/>
    </style:style>
    <style:style style:name="ce5" style:family="table-cell" style:parent-style-name="Default" style:data-style-name="N121"/>
    <style:style style:name="ce6" style:family="table-cell" style:parent-style-name="Default">
      <style:table-cell-properties fo:background-color="#c0c0c0"/>
    </style:style>
    <style:style style:name="ce7" style:family="table-cell" style:parent-style-name="Default" style:data-style-name="N60">
      <style:table-cell-properties fo:background-color="#c0c0c0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9" style:family="table-cell" style:parent-style-name="Default" style:data-style-name="N119"/>
    <style:style style:name="ce10" style:family="table-cell" style:parent-style-name="Default" style:data-style-name="N120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2"/>
    <style:style style:name="ce16" style:family="table-cell" style:parent-style-name="Default" style:data-style-name="N119">
      <style:table-cell-properties fo:background-color="#ff00ff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19">
      <style:table-cell-properties fo:background-color="transparent"/>
    </style:style>
    <style:style style:name="ce19" style:family="table-cell" style:parent-style-name="Default" style:data-style-name="N2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/>
    </style:style>
    <style:style style:name="ce21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20">
      <style:table-cell-properties fo:background-color="#ffff00"/>
    </style:style>
    <style:style style:name="ce23" style:family="table-cell" style:parent-style-name="Default" style:data-style-name="N11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/>
    </style:style>
  </office:automatic-styles>
  <office:body>
    <office:spreadsheet>
      <table:table table:name="Coal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Ultimate analysis</text:p>
          </table:table-cell>
          <table:table-cell table:style-name="ce1" office:value-type="string">
            <text:p>Mass %</text:p>
          </table:table-cell>
          <table:table-cell table:style-name="ce1" office:value-type="string">
            <text:p>MW</text:p>
          </table:table-cell>
          <table:table-cell table:style-name="ce1" office:value-type="string">
            <text:p>kmol/kg DAF</text:p>
          </table:table-cell>
          <table:table-cell table:number-columns-repeated="2"/>
          <table:table-cell table:style-name="ce1" office:value-type="string">
            <text:p>CRC701</text:p>
          </table:table-cell>
          <table:table-cell table:number-columns-repeated="2"/>
          <table:table-cell office:value-type="string">
            <text:p>as received</text:p>
          </table:table-cell>
          <table:table-cell office:value-type="string">
            <text:p>wf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2" table:formula="oooc:=[.G2]/[.G$7]" office:value-type="percentage" office:value="0.757992801185687">
            <text:p>75.80%</text:p>
          </table:table-cell>
          <table:table-cell office:value-type="float" office:value="12">
            <text:p>12</text:p>
          </table:table-cell>
          <table:table-cell table:style-name="ce9" table:formula="oooc:=[.B2]/[.C2]" office:value-type="float" office:value="0.0631660667654739">
            <text:p>0.06317</text:p>
          </table:table-cell>
          <table:table-cell table:style-name="ce2" table:formula="oooc:=[.D2]/[.D$7]" office:value-type="percentage" office:value="0.506501807671804">
            <text:p>50.65%</text:p>
          </table:table-cell>
          <table:table-cell/>
          <table:table-cell table:style-name="ce3" office:value-type="percentage" office:value="0.716">
            <text:p>71.60%</text:p>
          </table:table-cell>
          <table:table-cell/>
          <table:table-cell office:value-type="string">
            <text:p>HHV, MJ/kg</text:p>
          </table:table-cell>
          <table:table-cell table:style-name="ce5" office:value-type="float" office:value="25.672">
            <text:p>25.672</text:p>
          </table:table-cell>
          <table:table-cell table:style-name="ce5" office:value-type="float" office:value="27.427">
            <text:p>27.427</text:p>
          </table:table-cell>
        </table:table-row>
        <table:table-row table:style-name="ro1">
          <table:table-cell office:value-type="string">
            <text:p>H</text:p>
          </table:table-cell>
          <table:table-cell table:style-name="ce2" table:formula="oooc:=[.G3]/[.G$7]" office:value-type="percentage" office:value="0.0497565106923565">
            <text:p>4.98%</text:p>
          </table:table-cell>
          <table:table-cell office:value-type="float" office:value="1">
            <text:p>1</text:p>
          </table:table-cell>
          <table:table-cell table:style-name="ce9" table:formula="oooc:=[.B3]/[.C3]" office:value-type="float" office:value="0.0497565106923565">
            <text:p>0.04976</text:p>
          </table:table-cell>
          <table:table-cell table:style-name="ce2" table:formula="oooc:=[.D3]/[.D$7]" office:value-type="percentage" office:value="0.398976284255444">
            <text:p>39.90%</text:p>
          </table:table-cell>
          <table:table-cell/>
          <table:table-cell table:style-name="ce3" office:value-type="percentage" office:value="0.047">
            <text:p>4.70%</text:p>
          </table:table-cell>
          <table:table-cell/>
          <table:table-cell office:value-type="string">
            <text:p>LHV, MJ/kg</text:p>
          </table:table-cell>
          <table:table-cell table:style-name="ce5" office:value-type="float" office:value="24.687">
            <text:p>24.687</text:p>
          </table:table-cell>
          <table:table-cell table:style-name="ce5" office:value-type="float" office:value="26.541">
            <text:p>26.541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2" table:formula="oooc:=[.G4]/[.G$7]" office:value-type="percentage" office:value="0.167266567859411">
            <text:p>16.73%</text:p>
          </table:table-cell>
          <table:table-cell office:value-type="float" office:value="16">
            <text:p>16</text:p>
          </table:table-cell>
          <table:table-cell table:style-name="ce9" table:formula="oooc:=[.B4]/[.C4]" office:value-type="float" office:value="0.0104541604912132">
            <text:p>0.01045</text:p>
          </table:table-cell>
          <table:table-cell table:style-name="ce2" table:formula="oooc:=[.D4]/[.D$7]" office:value-type="percentage" office:value="0.0838274639792023">
            <text:p>8.38%</text:p>
          </table:table-cell>
          <table:table-cell/>
          <table:table-cell table:style-name="ce3" office:value-type="percentage" office:value="0.158">
            <text:p>15.80%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style-name="ce2" table:formula="oooc:=[.G5]/[.G$7]" office:value-type="percentage" office:value="0.0137624391276731">
            <text:p>1.38%</text:p>
          </table:table-cell>
          <table:table-cell office:value-type="float" office:value="14">
            <text:p>14</text:p>
          </table:table-cell>
          <table:table-cell table:style-name="ce9" table:formula="oooc:=[.B5]/[.C5]" office:value-type="float" office:value="0.000983031366262364">
            <text:p>0.00098</text:p>
          </table:table-cell>
          <table:table-cell table:style-name="ce2" table:formula="oooc:=[.D5]/[.D$7]" office:value-type="percentage" office:value="0.00788251017525953">
            <text:p>0.79%</text:p>
          </table:table-cell>
          <table:table-cell/>
          <table:table-cell table:style-name="ce3" office:value-type="percentage" office:value="0.013">
            <text:p>1.30%</text:p>
          </table:table-cell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2" table:formula="oooc:=[.G6]/[.G$7]" office:value-type="percentage" office:value="0.0112216811348719">
            <text:p>1.12%</text:p>
          </table:table-cell>
          <table:table-cell office:value-type="float" office:value="32">
            <text:p>32</text:p>
          </table:table-cell>
          <table:table-cell table:style-name="ce9" table:formula="oooc:=[.B6]/[.C6]" office:value-type="float" office:value="0.000350677535464747">
            <text:p>0.00035</text:p>
          </table:table-cell>
          <table:table-cell table:style-name="ce2" table:formula="oooc:=[.D6]/[.D$7]" office:value-type="percentage" office:value="0.0028119339182897">
            <text:p>0.28%</text:p>
          </table:table-cell>
          <table:table-cell/>
          <table:table-cell table:style-name="ce3" office:value-type="percentage" office:value="0.0106">
            <office:annotation draw:style-name="gr1" draw:text-style-name="P2" svg:width="1.1354in" svg:height="0.3902in" svg:x="6.4591in" svg:y="0.2949in" draw:caption-point-x="-6.4591in" draw:caption-point-y="-0.2949in">
              <dc:date>2014-04-15T00:00:00</dc:date>
              <text:p text:style-name="P1"><text:span text:style-name="T1">Data from Tables</text:span></text:p>
            </office:annotation>
            <text:p>1.06%</text:p>
          </table:table-cell>
          <table:table-cell table:number-columns-repeated="4"/>
        </table:table-row>
        <table:table-row table:style-name="ro1">
          <table:table-cell/>
          <table:table-cell table:formula="oooc:=SUM([.B2:.B6])" office:value-type="percentage" office:value="1">
            <text:p>100.00%</text:p>
          </table:table-cell>
          <table:table-cell/>
          <table:table-cell table:style-name="ce9" table:formula="oooc:=SUM([.D2:.D6])" office:value-type="float" office:value="0.124710446850771">
            <text:p>0.12471</text:p>
          </table:table-cell>
          <table:table-cell table:formula="oooc:=SUM([.E2:.E6])" office:value-type="percentage" office:value="1">
            <text:p>100.00%</text:p>
          </table:table-cell>
          <table:table-cell/>
          <table:table-cell table:formula="oooc:=SUM([.G2:.G6])" office:value-type="percentage" office:value="0.9446">
            <text:p>94.46%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Proximate analysis</text:p>
          </table:table-cell>
          <table:table-cell table:style-name="ce1" office:value-type="string">
            <text:p>As received</text:p>
          </table:table-cell>
          <table:table-cell table:style-name="ce1" office:value-type="string">
            <text:p>Dry</text:p>
          </table:table-cell>
          <table:table-cell table:number-columns-repeated="8"/>
        </table:table-row>
        <table:table-row table:style-name="ro1">
          <table:table-cell office:value-type="string">
            <text:p>FC</text:p>
          </table:table-cell>
          <table:table-cell table:style-name="ce3" office:value-type="percentage" office:value="0.518">
            <office:annotation draw:style-name="gr1" draw:text-style-name="P2" svg:width="1.1354in" svg:height="0.2346in" svg:x="2.0142in" svg:y="1.0031in" draw:caption-point-x="-2.0142in" draw:caption-point-y="-1.0031in">
              <dc:date>2014-04-15T00:00:00</dc:date>
              <text:p text:style-name="P1"><text:span text:style-name="T1">From Table</text:span></text:p>
            </office:annotation>
            <text:p>51.80%</text:p>
          </table:table-cell>
          <table:table-cell table:style-name="ce2" table:formula="oooc:=[.B10]/([.B$14]-[.B$12])" office:value-type="percentage" office:value="0.553418803418803">
            <text:p>55.34%</text:p>
          </table:table-cell>
          <table:table-cell table:number-columns-repeated="8"/>
        </table:table-row>
        <table:table-row table:style-name="ro1">
          <table:table-cell office:value-type="string">
            <text:p>VM</text:p>
          </table:table-cell>
          <table:table-cell table:style-name="ce3" office:value-type="percentage" office:value="0.362">
            <text:p>36.20%</text:p>
          </table:table-cell>
          <table:table-cell table:style-name="ce2" table:formula="oooc:=[.B11]/([.B$14]-[.B$12])" office:value-type="percentage" office:value="0.386752136752137">
            <text:p>38.68%</text:p>
          </table:table-cell>
          <table:table-cell table:number-columns-repeated="8"/>
        </table:table-row>
        <table:table-row table:style-name="ro1">
          <table:table-cell office:value-type="string">
            <text:p>Moisture</text:p>
          </table:table-cell>
          <table:table-cell table:style-name="ce3" office:value-type="percentage" office:value="0.064">
            <text:p>6.40%</text:p>
          </table:table-cell>
          <table:table-cell table:style-name="ce2" office:value-type="percentage" office:value="0">
            <text:p>0.00%</text:p>
          </table:table-cell>
          <table:table-cell table:number-columns-repeated="8"/>
        </table:table-row>
        <table:table-row table:style-name="ro1">
          <table:table-cell office:value-type="string">
            <text:p>Ash</text:p>
          </table:table-cell>
          <table:table-cell table:style-name="ce3" office:value-type="percentage" office:value="0.056">
            <text:p>5.60%</text:p>
          </table:table-cell>
          <table:table-cell table:style-name="ce2" table:formula="oooc:=[.B13]/([.B$14]-[.B$12])" office:value-type="percentage" office:value="0.0598290598290598">
            <text:p>5.98%</text:p>
          </table:table-cell>
          <table:table-cell table:number-columns-repeated="8"/>
        </table:table-row>
        <table:table-row table:style-name="ro1">
          <table:table-cell/>
          <table:table-cell table:formula="oooc:=SUM([.B10:.B13])" office:value-type="percentage" office:value="1">
            <text:p>100.00%</text:p>
          </table:table-cell>
          <table:table-cell table:formula="oooc:=SUM([.C10:.C13])" office:value-type="percentage" office:value="1">
            <text:p>100.00%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Fluent </text:p>
          </table:table-cell>
          <table:table-cell table:style-name="ce1" office:value-type="string">
            <text:p>Dry</text:p>
          </table:table-cell>
          <table:table-cell table:number-columns-repeated="9"/>
        </table:table-row>
        <table:table-row table:style-name="ro1">
          <table:table-cell office:value-type="string">
            <text:p>FC</text:p>
          </table:table-cell>
          <table:table-cell table:style-name="ce3" office:value-type="percentage" office:value="0.44062">
            <office:annotation draw:style-name="gr1" draw:text-style-name="P2" svg:width="1.1354in" svg:height="0.2346in" svg:x="2.0142in" svg:y="2.2429in" draw:caption-point-x="-2.0142in" draw:caption-point-y="-2.2429in">
              <dc:date>2014-04-15T00:00:00</dc:date>
              <text:p text:style-name="P1"><text:span text:style-name="T1">From PKP</text:span></text:p>
            </office:annotation>
            <text:p>44.06%</text:p>
          </table:table-cell>
          <table:table-cell table:number-columns-repeated="9"/>
        </table:table-row>
        <table:table-row table:style-name="ro1">
          <table:table-cell office:value-type="string">
            <text:p>VM</text:p>
          </table:table-cell>
          <table:table-cell table:style-name="ce3" office:value-type="percentage" office:value="0.50338">
            <text:p>50.34%</text:p>
          </table:table-cell>
          <table:table-cell table:number-columns-repeated="9"/>
        </table:table-row>
        <table:table-row table:style-name="ro1">
          <table:table-cell office:value-type="string">
            <text:p>Ash</text:p>
          </table:table-cell>
          <table:table-cell table:style-name="ce2" office:value-type="percentage" office:value="0.056">
            <text:p>5.60%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Liquid vol</text:p>
          </table:table-cell>
          <table:table-cell table:style-name="ce4" office:value-type="float" office:value="0.082">
            <text:p>0.08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/C</text:p>
          </table:table-cell>
          <table:table-cell table:style-name="ce5" table:formula="oooc:=[.E3]/[.E2]" office:value-type="float" office:value="0.787709497206704">
            <text:p>0.788</text:p>
          </table:table-cell>
          <table:table-cell table:number-columns-repeated="9"/>
        </table:table-row>
        <table:table-row table:style-name="ro1">
          <table:table-cell office:value-type="string">
            <text:p>O/C</text:p>
          </table:table-cell>
          <table:table-cell table:style-name="ce5" table:formula="oooc:=[.E4]/[.E2]" office:value-type="float" office:value="0.165502793296089">
            <text:p>0.16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ho Dry</text:p>
          </table:table-cell>
          <table:table-cell table:style-name="ce6" office:value-type="float" office:value="1380">
            <text:p>1380</text:p>
          </table:table-cell>
          <table:table-cell table:number-columns-repeated="9"/>
        </table:table-row>
        <table:table-row table:style-name="ro1">
          <table:table-cell office:value-type="string">
            <text:p>rho H2O</text:p>
          </table:table-cell>
          <table:table-cell office:value-type="float" office:value="998.2">
            <text:p>998.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X H2O</text:p>
          </table:table-cell>
          <table:table-cell table:style-name="ce5" table:formula="oooc:=[.B12]/[.B28]/([.B12]/[.B28]+(1-[.B12])/[.B27])" office:value-type="float" office:value="0.0863651084961676">
            <text:p>0.08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 slag </text:p>
          </table:table-cell>
          <table:table-cell table:style-name="ce6" office:value-type="float" office:value="1290">
            <office:annotation draw:style-name="gr1" draw:text-style-name="P2" svg:width="1.1354in" svg:height="0.2346in" svg:x="2.0142in" svg:y="4.8996in" draw:caption-point-x="-2.0142in" draw:caption-point-y="-4.8996in">
              <dc:date>2014-04-15T00:00:00</dc:date>
              <text:p text:style-name="P1"><text:span text:style-name="T1">From Table</text:span></text:p>
            </office:annotation>
            <text:p>1290</text:p>
          </table:table-cell>
          <table:table-cell table:formula="oooc:=[.B32]+273" office:value-type="float" office:value="1563">
            <text:p>1563</text:p>
          </table:table-cell>
          <table:table-cell table:number-columns-repeated="8"/>
        </table:table-row>
        <table:table-row table:style-name="ro1">
          <table:table-cell office:value-type="string">
            <text:p>C2SM</text:p>
          </table:table-cell>
          <table:table-cell table:number-columns-repeated="10"/>
        </table:table-row>
        <table:table-row table:style-name="ro1">
          <table:table-cell office:value-type="string">
            <text:p>A1</text:p>
          </table:table-cell>
          <table:table-cell table:style-name="ce7" office:value-type="float" office:value="117302.4">
            <office:annotation draw:style-name="gr1" draw:text-style-name="P2" svg:width="1.1354in" svg:height="0.2346in" svg:x="2.0142in" svg:y="5.2539in" draw:caption-point-x="-2.0142in" draw:caption-point-y="-5.2539in">
              <dc:date>2014-04-15T00:00:00</dc:date>
              <text:p text:style-name="P1"><text:span text:style-name="T1">From PKP</text:span></text:p>
            </office:annotation>
            <text:p>1.17E+005</text:p>
          </table:table-cell>
          <table:table-cell table:number-columns-repeated="9"/>
        </table:table-row>
        <table:table-row table:style-name="ro1">
          <table:table-cell office:value-type="string">
            <text:p>E1</text:p>
          </table:table-cell>
          <table:table-cell table:style-name="ce6" office:value-type="float" office:value="6742.646">
            <text:p>6742.65</text:p>
          </table:table-cell>
          <table:table-cell table:style-name="ce5" table:formula="oooc:=[.B35]*[.A42]/1000000" office:value-type="float" office:value="56.06058391718">
            <text:p>56.061</text:p>
          </table:table-cell>
          <table:table-cell table:number-columns-repeated="8"/>
        </table:table-row>
        <table:table-row table:style-name="ro1">
          <table:table-cell office:value-type="string">
            <text:p>alpha1</text:p>
          </table:table-cell>
          <table:table-cell table:style-name="ce6" office:value-type="float" office:value="0.4172">
            <text:p>0.42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>
            <text:p>A2</text:p>
          </table:table-cell>
          <table:table-cell table:style-name="ce7" office:value-type="float" office:value="74818170">
            <text:p>7.48E+007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>
            <text:p>E2</text:p>
          </table:table-cell>
          <table:table-cell table:style-name="ce6" office:value-type="float" office:value="13310.5157">
            <text:p>13310.52</text:p>
          </table:table-cell>
          <table:table-cell table:style-name="ce5" table:formula="oooc:=[.B38]*[.A42]/1000000" office:value-type="float" office:value="110.668019999981">
            <text:p>110.668</text:p>
          </table:table-cell>
          <table:table-cell table:number-columns-repeated="8"/>
        </table:table-row>
        <table:table-row table:style-name="ro1">
          <table:table-cell office:value-type="string">
            <text:p>alpha2</text:p>
          </table:table-cell>
          <table:table-cell table:style-name="ce6" office:value-type="float" office:value="0.4835">
            <text:p>0.48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8314.33">
            <text:p>8314.3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AR</text:p>
          </table:table-cell>
          <table:table-cell table:number-columns-repeated="10"/>
        </table:table-row>
        <table:table-row table:style-name="ro1">
          <table:table-cell office:value-type="string">
            <text:p>nC</text:p>
          </table:table-cell>
          <table:table-cell table:style-name="ce5" office:value-type="float" office:value="2.987">
            <text:p>2.987</text:p>
          </table:table-cell>
          <table:table-cell table:number-columns-repeated="9"/>
        </table:table-row>
        <table:table-row table:style-name="ro1">
          <table:table-cell office:value-type="string">
            <text:p>nH</text:p>
          </table:table-cell>
          <table:table-cell table:style-name="ce5" office:value-type="float" office:value="3.263">
            <text:p>3.263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table:style-name="ce5" office:value-type="float" office:value="0.348">
            <text:p>0.348</text:p>
          </table:table-cell>
          <table:table-cell table:number-columns-repeated="9"/>
        </table:table-row>
        <table:table-row table:style-name="ro1">
          <table:table-cell office:value-type="string">
            <text:p>nN</text:p>
          </table:table-cell>
          <table:table-cell table:style-name="ce5" office:value-type="float" office:value="0.207">
            <text:p>0.207</text:p>
          </table:table-cell>
          <table:table-cell table:number-columns-repeated="9"/>
        </table:table-row>
        <table:table-row table:style-name="ro1">
          <table:table-cell office:value-type="string">
            <text:p>nS</text:p>
          </table:table-cell>
          <table:table-cell table:style-name="ce5" office:value-type="float" office:value="0.073">
            <text:p>0.0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J/kmol</text:p>
          </table:table-cell>
          <table:table-cell table:style-name="ce8" office:value-type="string">
            <text:p>kJ/mol</text:p>
          </table:table-cell>
          <table:table-cell table:number-columns-repeated="8"/>
        </table:table-row>
        <table:table-row table:style-name="ro1">
          <table:table-cell office:value-type="string">
            <text:p>hf TAR</text:p>
          </table:table-cell>
          <table:table-cell office:value-type="float" office:value="-149209197.736">
            <text:p>-149209197.74</text:p>
          </table:table-cell>
          <table:table-cell table:formula="oooc:=[.B51]/1000000" office:value-type="float" office:value="-149.209197736">
            <text:p>-149.2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eaction</text:p>
          </table:table-cell>
          <table:table-cell office:value-type="string">
            <text:p>TAR+O2</text:p>
          </table:table-cell>
          <table:table-cell office:value-type="string">
            <text:p>TAR+H2O</text:p>
          </table:table-cell>
          <table:table-cell table:number-columns-repeated="8"/>
        </table:table-row>
        <table:table-row table:style-name="ro1">
          <table:table-cell office:value-type="string">
            <text:p>O2</text:p>
          </table:table-cell>
          <table:table-cell table:style-name="ce5" table:formula="oooc:=0.5*([.B56]+2*[.B59]-[.B47])" office:value-type="float" office:value="1.3925">
            <text:p>1.393</text:p>
          </table:table-cell>
          <table:table-cell table:style-name="ce5" office:value-type="float" office:value="0">
            <text:p>0.000</text:p>
          </table:table-cell>
          <table:table-cell table:number-columns-repeated="8"/>
        </table:table-row>
        <table:table-row table:style-name="ro1">
          <table:table-cell office:value-type="string">
            <text:p>H2O</text:p>
          </table:table-cell>
          <table:table-cell table:style-name="ce5" office:value-type="float" office:value="0">
            <text:p>0.000</text:p>
          </table:table-cell>
          <table:table-cell table:style-name="ce5" table:formula="oooc:=[.C56]+2*[.C59]-[.B47]" office:value-type="float" office:value="2.785">
            <text:p>2.785</text:p>
          </table:table-cell>
          <table:table-cell table:number-columns-repeated="8"/>
        </table:table-row>
        <table:table-row table:style-name="ro1">
          <table:table-cell office:value-type="string">
            <text:p>CO</text:p>
          </table:table-cell>
          <table:table-cell table:style-name="ce5" table:formula="oooc:=[.B45]" office:value-type="float" office:value="2.987">
            <text:p>2.987</text:p>
          </table:table-cell>
          <table:table-cell table:style-name="ce5" table:formula="oooc:=[.B45]" office:value-type="float" office:value="2.987">
            <text:p>2.987</text:p>
          </table:table-cell>
          <table:table-cell table:number-columns-repeated="8"/>
        </table:table-row>
        <table:table-row table:style-name="ro1">
          <table:table-cell office:value-type="string">
            <text:p>H2</text:p>
          </table:table-cell>
          <table:table-cell table:style-name="ce5" table:formula="oooc:=[.B46]/2" office:value-type="float" office:value="1.6315">
            <text:p>1.632</text:p>
          </table:table-cell>
          <table:table-cell table:style-name="ce5" table:formula="oooc:=[.C55]+[.B46]/2" office:value-type="float" office:value="4.4165">
            <text:p>4.417</text:p>
          </table:table-cell>
          <table:table-cell table:number-columns-repeated="8"/>
        </table:table-row>
        <table:table-row table:style-name="ro1">
          <table:table-cell office:value-type="string">
            <text:p>N2</text:p>
          </table:table-cell>
          <table:table-cell table:style-name="ce5" table:formula="oooc:=[.B48]/2" office:value-type="float" office:value="0.1035">
            <text:p>0.104</text:p>
          </table:table-cell>
          <table:table-cell table:style-name="ce5" table:formula="oooc:=[.B48]/2" office:value-type="float" office:value="0.1035">
            <text:p>0.104</text:p>
          </table:table-cell>
          <table:table-cell table:number-columns-repeated="8"/>
        </table:table-row>
        <table:table-row table:style-name="ro1">
          <table:table-cell office:value-type="string">
            <text:p>SO2</text:p>
          </table:table-cell>
          <table:table-cell table:style-name="ce5" table:formula="oooc:=[.B49]" office:value-type="float" office:value="0.073">
            <text:p>0.073</text:p>
          </table:table-cell>
          <table:table-cell table:style-name="ce5" table:formula="oooc:=[.B49]" office:value-type="float" office:value="0.073">
            <text:p>0.073</text:p>
          </table:table-cell>
          <table:table-cell table:number-columns-repeated="8"/>
        </table:table-row>
      </table:table>
      <table:table table:name="input" table:style-name="ta1" table:print="false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240" table:default-cell-style-name="Default"/>
        <table:table-row table:style-name="ro1">
          <table:table-cell table:style-name="ce1" office:value-type="string">
            <text:p>CRC701</text:p>
          </table:table-cell>
          <table:table-cell table:style-name="ce1" office:value-type="string">
            <text:p>NKV 100</text:p>
          </table:table-cell>
          <table:table-cell table:style-name="ce1" office:value-type="string">
            <text:p>BP1</text:p>
          </table:table-cell>
          <table:table-cell table:number-columns-repeated="12"/>
          <table:table-cell office:value-type="string">
            <text:p>C flux, kmol/hr</text:p>
          </table:table-cell>
          <table:table-cell office:value-type="string">
            <text:p>Flue ngas</text:p>
          </table:table-cell>
          <table:table-cell office:value-type="string">
            <text:p>NG</text:p>
          </table:table-cell>
          <table:table-cell office:value-type="string">
            <text:p>O2</text:p>
          </table:table-cell>
          <table:table-cell/>
          <table:table-cell office:value-type="string">
            <text:p>O flux, kmol/hr</text:p>
          </table:table-cell>
          <table:table-cell office:value-type="string">
            <text:p>Flue ngas</text:p>
          </table:table-cell>
          <table:table-cell office:value-type="string">
            <text:p>NG</text:p>
          </table:table-cell>
          <table:table-cell office:value-type="string">
            <text:p>O2</text:p>
          </table:table-cell>
          <table:table-cell table:number-columns-repeated="232"/>
        </table:table-row>
        <table:table-row table:style-name="ro1">
          <table:table-cell table:style-name="ce1"/>
          <table:table-cell table:style-name="ce1" office:value-type="string">
            <text:p>Molar weight</text:p>
          </table:table-cell>
          <table:table-cell table:style-name="ce11" office:value-type="string" table:number-columns-spanned="2" table:number-rows-spanned="1">
            <text:p>Flue gas</text:p>
          </table:table-cell>
          <table:covered-table-cell table:style-name="ce1"/>
          <table:table-cell table:style-name="ce11" office:value-type="string" table:number-columns-spanned="2" table:number-rows-spanned="1">
            <text:p>NG</text:p>
          </table:table-cell>
          <table:covered-table-cell table:style-name="ce1"/>
          <table:table-cell table:style-name="ce11" office:value-type="string" table:number-columns-spanned="2" table:number-rows-spanned="1">
            <text:p>O2</text:p>
          </table:table-cell>
          <table:covered-table-cell table:style-name="ce1"/>
          <table:table-cell table:style-name="ce1" office:value-type="string">
            <text:p>Coal</text:p>
          </table:table-cell>
          <table:table-cell table:style-name="ce1" office:value-type="string">
            <text:p>O2+NG</text:p>
          </table:table-cell>
          <table:table-cell table:style-name="ce1" table:number-columns-repeated="2"/>
          <table:table-cell table:style-name="ce1" office:value-type="string">
            <text:p>T normal</text:p>
          </table:table-cell>
          <table:table-cell table:style-name="ce1" office:value-type="float" office:value="273.15">
            <text:p>273.15</text:p>
          </table:table-cell>
          <table:table-cell table:style-name="ce1"/>
          <table:table-cell table:style-name="ce1" office:value-type="string">
            <text:p>n C</text:p>
          </table:table-cell>
          <table:table-cell table:style-name="ce1" office:value-type="string">
            <text:p>kmol C/hr</text:p>
          </table:table-cell>
          <table:table-cell table:style-name="ce1" office:value-type="string">
            <text:p>kmol C/hr</text:p>
          </table:table-cell>
          <table:table-cell table:style-name="ce1" office:value-type="string">
            <text:p>kmol C/hr</text:p>
          </table:table-cell>
          <table:table-cell table:style-name="ce1"/>
          <table:table-cell table:style-name="ce1" office:value-type="string">
            <text:p>n O</text:p>
          </table:table-cell>
          <table:table-cell table:style-name="ce1" office:value-type="string">
            <text:p>kmol C/hr</text:p>
          </table:table-cell>
          <table:table-cell table:style-name="ce1" office:value-type="string">
            <text:p>kmol C/hr</text:p>
          </table:table-cell>
          <table:table-cell table:style-name="ce1" office:value-type="string">
            <text:p>kmol C/hr</text:p>
          </table:table-cell>
          <table:table-cell table:style-name="ce1" table:number-columns-repeated="232"/>
        </table:table-row>
        <table:table-row table:style-name="ro1">
          <table:table-cell office:value-type="string">
            <text:p>O2</text:p>
          </table:table-cell>
          <table:table-cell office:value-type="float" office:value="32">
            <text:p>32</text:p>
          </table:table-cell>
          <table:table-cell table:style-name="ce12" office:value-type="percentage" office:value="0.02">
            <text:p>2.00%</text:p>
          </table:table-cell>
          <table:table-cell table:style-name="ce13" table:formula="oooc:=[.C3]*[.B3]" office:value-type="float" office:value="0.64">
            <text:p>0.64</text:p>
          </table:table-cell>
          <table:table-cell table:style-name="ce12" office:value-type="percentage" office:value="0.001">
            <text:p>0.10%</text:p>
          </table:table-cell>
          <table:table-cell table:style-name="ce13" table:formula="oooc:=[.E3]*[.B3]" office:value-type="float" office:value="0.032">
            <text:p>0.03</text:p>
          </table:table-cell>
          <table:table-cell table:style-name="ce12" table:formula="oooc:=[.R21]/[.R23]" office:value-type="percentage" office:value="0.999038461538462">
            <text:p>99.90%</text:p>
          </table:table-cell>
          <table:table-cell table:style-name="ce13" table:formula="oooc:=[.B3]*[.G3]" office:value-type="float" office:value="31.9692307692308">
            <text:p>31.97</text:p>
          </table:table-cell>
          <table:table-cell/>
          <table:table-cell table:style-name="ce2" table:formula="oooc:=([.E3]*[.F$13]+[.G3]*[.H$13])/[.K$13]" office:value-type="percentage" office:value="0.860464098175819">
            <text:p>86.05%</text:p>
          </table:table-cell>
          <table:table-cell table:formula="oooc:=[.J3]*[.B3]" office:value-type="float" office:value="27.5348511416262">
            <text:p>27.53</text:p>
          </table:table-cell>
          <table:table-cell/>
          <table:table-cell office:value-type="string">
            <text:p>P normal</text:p>
          </table:table-cell>
          <table:table-cell office:value-type="float" office:value="101325">
            <text:p>101325</text:p>
          </table:table-cell>
          <table:table-cell/>
          <table:table-cell office:value-type="float" office:value="0">
            <text:p>0</text:p>
          </table:table-cell>
          <table:table-cell table:style-name="ce5" table:formula="oooc:=[.P3]*[.C3]/[.D$10]*[.D$14]" office:value-type="float" office:value="0">
            <text:p>0.000</text:p>
          </table:table-cell>
          <table:table-cell table:style-name="ce5" table:formula="oooc:=[.$P3]*[.E3]/[.F$10]*[.F$14]" office:value-type="float" office:value="0">
            <text:p>0.000</text:p>
          </table:table-cell>
          <table:table-cell table:style-name="ce5" table:formula="oooc:=[.$P3]*[.G3]/[.H$10]*[.H$14]" office:value-type="float" office:value="0">
            <text:p>0.000</text:p>
          </table:table-cell>
          <table:table-cell/>
          <table:table-cell office:value-type="float" office:value="2">
            <text:p>2</text:p>
          </table:table-cell>
          <table:table-cell table:style-name="ce5" table:formula="oooc:=[.U3]*[.C3]/[.D$10]*[.D$14]" office:value-type="float" office:value="0.244494282818553">
            <text:p>0.244</text:p>
          </table:table-cell>
          <table:table-cell table:style-name="ce5" table:formula="oooc:=[.$U3]*[.E3]/[.F$10]*[.F$14]" office:value-type="float" office:value="0.00448834395101212">
            <text:p>0.004</text:p>
          </table:table-cell>
          <table:table-cell table:style-name="ce5" table:formula="oooc:=[.$U3]*[.G3]/[.H$10]*[.H$14]" office:value-type="float" office:value="27.8107810871453">
            <text:p>27.811</text:p>
          </table:table-cell>
          <table:table-cell table:number-columns-repeated="232"/>
        </table:table-row>
        <table:table-row table:style-name="ro1">
          <table:table-cell office:value-type="string">
            <text:p>N2</text:p>
          </table:table-cell>
          <table:table-cell office:value-type="float" office:value="28">
            <text:p>28</text:p>
          </table:table-cell>
          <table:table-cell table:style-name="ce12" office:value-type="percentage" office:value="0.87">
            <text:p>87.00%</text:p>
          </table:table-cell>
          <table:table-cell table:style-name="ce13" table:formula="oooc:=[.C4]*[.B4]" office:value-type="float" office:value="24.36">
            <text:p>24.36</text:p>
          </table:table-cell>
          <table:table-cell table:style-name="ce12" office:value-type="percentage" office:value="0.011">
            <text:p>1.10%</text:p>
          </table:table-cell>
          <table:table-cell table:style-name="ce13" table:formula="oooc:=[.E4]*[.B4]" office:value-type="float" office:value="0.308">
            <text:p>0.31</text:p>
          </table:table-cell>
          <table:table-cell table:style-name="ce12" table:formula="oooc:=[.R22]/[.R23]" office:value-type="percentage" office:value="0.000961538461538462">
            <text:p>0.10%</text:p>
          </table:table-cell>
          <table:table-cell table:style-name="ce13" table:formula="oooc:=[.B4]*[.G4]" office:value-type="float" office:value="0.0269230769230769">
            <text:p>0.03</text:p>
          </table:table-cell>
          <table:table-cell/>
          <table:table-cell table:style-name="ce2" table:formula="oooc:=([.E4]*[.F$13]+[.G4]*[.H$13])/[.K$13]" office:value-type="percentage" office:value="0.00235534588524071">
            <text:p>0.24%</text:p>
          </table:table-cell>
          <table:table-cell table:formula="oooc:=[.J4]*[.B4]" office:value-type="float" office:value="0.06594968478674">
            <text:p>0.07</text:p>
          </table:table-cell>
          <table:table-cell/>
          <table:table-cell office:value-type="string">
            <text:p>Rgas</text:p>
          </table:table-cell>
          <table:table-cell office:value-type="float" office:value="8314.33">
            <text:p>8314.33</text:p>
          </table:table-cell>
          <table:table-cell/>
          <table:table-cell office:value-type="float" office:value="0">
            <text:p>0</text:p>
          </table:table-cell>
          <table:table-cell table:style-name="ce5" table:formula="oooc:=[.P4]*[.C4]/[.D$10]*[.D$14]" office:value-type="float" office:value="0">
            <text:p>0.000</text:p>
          </table:table-cell>
          <table:table-cell table:style-name="ce5" table:formula="oooc:=[.$P4]*[.E4]/[.F$10]*[.F$14]" office:value-type="float" office:value="0">
            <text:p>0.000</text:p>
          </table:table-cell>
          <table:table-cell table:style-name="ce5" table:formula="oooc:=[.$P4]*[.G4]/[.H$10]*[.H$14]" office:value-type="float" office:value="0">
            <text:p>0.000</text:p>
          </table:table-cell>
          <table:table-cell/>
          <table:table-cell office:value-type="float" office:value="0">
            <text:p>0</text:p>
          </table:table-cell>
          <table:table-cell table:style-name="ce5" table:formula="oooc:=[.U4]*[.C4]/[.D$10]*[.D$14]" office:value-type="float" office:value="0">
            <text:p>0.000</text:p>
          </table:table-cell>
          <table:table-cell table:style-name="ce5" table:formula="oooc:=[.$U4]*[.E4]/[.F$10]*[.F$14]" office:value-type="float" office:value="0">
            <text:p>0.000</text:p>
          </table:table-cell>
          <table:table-cell table:style-name="ce5" table:formula="oooc:=[.$U4]*[.G4]/[.H$10]*[.H$14]" office:value-type="float" office:value="0">
            <text:p>0.000</text:p>
          </table:table-cell>
          <table:table-cell table:number-columns-repeated="232"/>
        </table:table-row>
        <table:table-row table:style-name="ro1">
          <table:table-cell office:value-type="string">
            <text:p>CO2</text:p>
          </table:table-cell>
          <table:table-cell office:value-type="float" office:value="44">
            <text:p>44</text:p>
          </table:table-cell>
          <table:table-cell table:style-name="ce12" office:value-type="percentage" office:value="0.11">
            <text:p>11.00%</text:p>
          </table:table-cell>
          <table:table-cell table:style-name="ce13" table:formula="oooc:=[.C5]*[.B5]" office:value-type="float" office:value="4.84">
            <text:p>4.84</text:p>
          </table:table-cell>
          <table:table-cell table:style-name="ce12" office:value-type="percentage" office:value="0.004">
            <text:p>0.40%</text:p>
          </table:table-cell>
          <table:table-cell table:style-name="ce13" table:formula="oooc:=[.E5]*[.B5]" office:value-type="float" office:value="0.176">
            <text:p>0.18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B5]*[.G5]" office:value-type="float" office:value="0">
            <text:p>0</text:p>
          </table:table-cell>
          <table:table-cell/>
          <table:table-cell table:style-name="ce2" table:formula="oooc:=([.E5]*[.F$13]+[.G5]*[.H$13])/[.K$13]" office:value-type="percentage" office:value="0.000555386866149557">
            <text:p>0.06%</text:p>
          </table:table-cell>
          <table:table-cell table:formula="oooc:=[.J5]*[.B5]" office:value-type="float" office:value="0.0244370221105805">
            <text:p>0.02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5" table:formula="oooc:=[.P5]*[.C5]/[.D$10]*[.D$14]" office:value-type="float" office:value="0.67235927775102">
            <text:p>0.672</text:p>
          </table:table-cell>
          <table:table-cell table:style-name="ce5" table:formula="oooc:=[.$P5]*[.E5]/[.F$10]*[.F$14]" office:value-type="float" office:value="0.00897668790202423">
            <text:p>0.009</text:p>
          </table:table-cell>
          <table:table-cell table:style-name="ce5" table:formula="oooc:=[.$P5]*[.G5]/[.H$10]*[.H$14]" office:value-type="float" office:value="0">
            <text:p>0.000</text:p>
          </table:table-cell>
          <table:table-cell/>
          <table:table-cell office:value-type="float" office:value="2">
            <text:p>2</text:p>
          </table:table-cell>
          <table:table-cell table:style-name="ce5" table:formula="oooc:=[.U5]*[.C5]/[.D$10]*[.D$14]" office:value-type="float" office:value="1.34471855550204">
            <text:p>1.345</text:p>
          </table:table-cell>
          <table:table-cell table:style-name="ce5" table:formula="oooc:=[.$U5]*[.E5]/[.F$10]*[.F$14]" office:value-type="float" office:value="0.0179533758040485">
            <text:p>0.018</text:p>
          </table:table-cell>
          <table:table-cell table:style-name="ce5" table:formula="oooc:=[.$U5]*[.G5]/[.H$10]*[.H$14]" office:value-type="float" office:value="0">
            <text:p>0.000</text:p>
          </table:table-cell>
          <table:table-cell table:number-columns-repeated="232"/>
        </table:table-row>
        <table:table-row table:style-name="ro1">
          <table:table-cell office:value-type="string">
            <text:p>CH4</text:p>
          </table:table-cell>
          <table:table-cell office:value-type="float" office:value="16">
            <text:p>16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C6]*[.B6]" office:value-type="float" office:value="0">
            <text:p>0</text:p>
          </table:table-cell>
          <table:table-cell table:style-name="ce12" office:value-type="percentage" office:value="0.978">
            <text:p>97.80%</text:p>
          </table:table-cell>
          <table:table-cell table:style-name="ce13" table:formula="oooc:=[.E6]*[.B6]" office:value-type="float" office:value="15.648">
            <text:p>15.65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B6]*[.G6]" office:value-type="float" office:value="0">
            <text:p>0</text:p>
          </table:table-cell>
          <table:table-cell/>
          <table:table-cell table:style-name="ce2" table:formula="oooc:=([.E6]*[.F$13]+[.G6]*[.H$13])/[.K$13]" office:value-type="percentage" office:value="0.135792088773567">
            <text:p>13.58%</text:p>
          </table:table-cell>
          <table:table-cell table:formula="oooc:=[.J6]*[.B6]" office:value-type="float" office:value="2.17267342037707">
            <text:p>2.17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5" table:formula="oooc:=[.P6]*[.C6]/[.D$10]*[.D$14]" office:value-type="float" office:value="0">
            <text:p>0.000</text:p>
          </table:table-cell>
          <table:table-cell table:style-name="ce5" table:formula="oooc:=[.$P6]*[.E6]/[.F$10]*[.F$14]" office:value-type="float" office:value="2.19480019204492">
            <text:p>2.195</text:p>
          </table:table-cell>
          <table:table-cell table:style-name="ce5" table:formula="oooc:=[.$P6]*[.G6]/[.H$10]*[.H$14]" office:value-type="float" office:value="0">
            <text:p>0.000</text:p>
          </table:table-cell>
          <table:table-cell/>
          <table:table-cell office:value-type="float" office:value="0">
            <text:p>0</text:p>
          </table:table-cell>
          <table:table-cell table:style-name="ce5" table:formula="oooc:=[.U6]*[.C6]/[.D$10]*[.D$14]" office:value-type="float" office:value="0">
            <text:p>0.000</text:p>
          </table:table-cell>
          <table:table-cell table:style-name="ce5" table:formula="oooc:=[.$U6]*[.E6]/[.F$10]*[.F$14]" office:value-type="float" office:value="0">
            <text:p>0.000</text:p>
          </table:table-cell>
          <table:table-cell table:style-name="ce5" table:formula="oooc:=[.$U6]*[.G6]/[.H$10]*[.H$14]" office:value-type="float" office:value="0">
            <text:p>0.000</text:p>
          </table:table-cell>
          <table:table-cell table:number-columns-repeated="232"/>
        </table:table-row>
        <table:table-row table:style-name="ro1">
          <table:table-cell office:value-type="string">
            <text:p>C2H6</text:p>
          </table:table-cell>
          <table:table-cell office:value-type="float" office:value="30">
            <text:p>30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C7]*[.B7]" office:value-type="float" office:value="0">
            <text:p>0</text:p>
          </table:table-cell>
          <table:table-cell table:style-name="ce12" office:value-type="percentage" office:value="0.006">
            <text:p>0.60%</text:p>
          </table:table-cell>
          <table:table-cell table:style-name="ce13" table:formula="oooc:=[.E7]*[.B7]" office:value-type="float" office:value="0.18">
            <text:p>0.18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B7]*[.G7]" office:value-type="float" office:value="0">
            <text:p>0</text:p>
          </table:table-cell>
          <table:table-cell/>
          <table:table-cell table:style-name="ce2" table:formula="oooc:=([.E7]*[.F$13]+[.G7]*[.H$13])/[.K$13]" office:value-type="percentage" office:value="0.000833080299224335">
            <text:p>0.08%</text:p>
          </table:table-cell>
          <table:table-cell table:formula="oooc:=[.J7]*[.B7]" office:value-type="float" office:value="0.0249924089767301">
            <text:p>0.0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5" table:formula="oooc:=[.P7]*[.C7]/[.D$10]*[.D$14]" office:value-type="float" office:value="0">
            <text:p>0.000</text:p>
          </table:table-cell>
          <table:table-cell table:style-name="ce5" table:formula="oooc:=[.$P7]*[.E7]/[.F$10]*[.F$14]" office:value-type="float" office:value="0.0269300637060727">
            <text:p>0.027</text:p>
          </table:table-cell>
          <table:table-cell table:style-name="ce5" table:formula="oooc:=[.$P7]*[.G7]/[.H$10]*[.H$14]" office:value-type="float" office:value="0">
            <text:p>0.000</text:p>
          </table:table-cell>
          <table:table-cell/>
          <table:table-cell office:value-type="float" office:value="0">
            <text:p>0</text:p>
          </table:table-cell>
          <table:table-cell table:style-name="ce5" table:formula="oooc:=[.U7]*[.C7]/[.D$10]*[.D$14]" office:value-type="float" office:value="0">
            <text:p>0.000</text:p>
          </table:table-cell>
          <table:table-cell table:style-name="ce5" table:formula="oooc:=[.$U7]*[.E7]/[.F$10]*[.F$14]" office:value-type="float" office:value="0">
            <text:p>0.000</text:p>
          </table:table-cell>
          <table:table-cell table:style-name="ce5" table:formula="oooc:=[.$U7]*[.G7]/[.H$10]*[.H$14]" office:value-type="float" office:value="0">
            <text:p>0.000</text:p>
          </table:table-cell>
          <table:table-cell table:number-columns-repeated="232"/>
        </table:table-row>
        <table:table-row table:style-name="ro1">
          <table:table-cell office:value-type="string">
            <text:p>C3H8</text:p>
          </table:table-cell>
          <table:table-cell office:value-type="float" office:value="44">
            <text:p>44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C8]*[.B8]" office:value-type="float" office:value="0">
            <text:p>0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E8]*[.B8]" office:value-type="float" office:value="0">
            <text:p>0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B8]*[.G8]" office:value-type="float" office:value="0">
            <text:p>0</text:p>
          </table:table-cell>
          <table:table-cell/>
          <table:table-cell table:style-name="ce2" table:formula="oooc:=([.E8]*[.F$13]+[.G8]*[.H$13])/[.K$13]" office:value-type="percentage" office:value="0">
            <text:p>0.00%</text:p>
          </table:table-cell>
          <table:table-cell table:formula="oooc:=[.J8]*[.B8]"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5" table:formula="oooc:=[.P8]*[.C8]/[.D$10]*[.D$14]" office:value-type="float" office:value="0">
            <text:p>0.000</text:p>
          </table:table-cell>
          <table:table-cell table:style-name="ce5" table:formula="oooc:=[.$P8]*[.E8]/[.F$10]*[.F$14]" office:value-type="float" office:value="0">
            <text:p>0.000</text:p>
          </table:table-cell>
          <table:table-cell table:style-name="ce5" table:formula="oooc:=[.$P8]*[.G8]/[.H$10]*[.H$14]" office:value-type="float" office:value="0">
            <text:p>0.000</text:p>
          </table:table-cell>
          <table:table-cell/>
          <table:table-cell office:value-type="float" office:value="0">
            <text:p>0</text:p>
          </table:table-cell>
          <table:table-cell table:style-name="ce5" table:formula="oooc:=[.U8]*[.C8]/[.D$10]*[.D$14]" office:value-type="float" office:value="0">
            <text:p>0.000</text:p>
          </table:table-cell>
          <table:table-cell table:style-name="ce5" table:formula="oooc:=[.$U8]*[.E8]/[.F$10]*[.F$14]" office:value-type="float" office:value="0">
            <text:p>0.000</text:p>
          </table:table-cell>
          <table:table-cell table:style-name="ce5" table:formula="oooc:=[.$U8]*[.G8]/[.H$10]*[.H$14]" office:value-type="float" office:value="0">
            <text:p>0.000</text:p>
          </table:table-cell>
          <table:table-cell table:number-columns-repeated="232"/>
        </table:table-row>
        <table:table-row table:style-name="ro1">
          <table:table-cell office:value-type="string">
            <text:p>C4H10</text:p>
          </table:table-cell>
          <table:table-cell office:value-type="float" office:value="58">
            <text:p>58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C9]*[.B9]" office:value-type="float" office:value="0">
            <text:p>0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E9]*[.B9]" office:value-type="float" office:value="0">
            <text:p>0</text:p>
          </table:table-cell>
          <table:table-cell table:style-name="ce12" office:value-type="percentage" office:value="0">
            <text:p>0.00%</text:p>
          </table:table-cell>
          <table:table-cell table:style-name="ce13" table:formula="oooc:=[.B9]*[.G9]" office:value-type="float" office:value="0">
            <text:p>0</text:p>
          </table:table-cell>
          <table:table-cell/>
          <table:table-cell table:style-name="ce2" table:formula="oooc:=([.E9]*[.F$13]+[.G9]*[.H$13])/[.K$13]" office:value-type="percentage" office:value="0">
            <text:p>0.00%</text:p>
          </table:table-cell>
          <table:table-cell table:formula="oooc:=[.J9]*[.B9]" office:value-type="float" office:value="0">
            <text:p>0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5" table:formula="oooc:=[.P9]*[.C9]/[.D$10]*[.D$14]" office:value-type="float" office:value="0">
            <text:p>0.000</text:p>
          </table:table-cell>
          <table:table-cell table:style-name="ce5" table:formula="oooc:=[.$P9]*[.E9]/[.F$10]*[.F$14]" office:value-type="float" office:value="0">
            <text:p>0.000</text:p>
          </table:table-cell>
          <table:table-cell table:style-name="ce5" table:formula="oooc:=[.$P9]*[.G9]/[.H$10]*[.H$14]" office:value-type="float" office:value="0">
            <text:p>0.000</text:p>
          </table:table-cell>
          <table:table-cell/>
          <table:table-cell office:value-type="float" office:value="0">
            <text:p>0</text:p>
          </table:table-cell>
          <table:table-cell table:style-name="ce5" table:formula="oooc:=[.U9]*[.C9]/[.D$10]*[.D$14]" office:value-type="float" office:value="0">
            <text:p>0.000</text:p>
          </table:table-cell>
          <table:table-cell table:style-name="ce5" table:formula="oooc:=[.$U9]*[.E9]/[.F$10]*[.F$14]" office:value-type="float" office:value="0">
            <text:p>0.000</text:p>
          </table:table-cell>
          <table:table-cell table:style-name="ce5" table:formula="oooc:=[.$U9]*[.G9]/[.H$10]*[.H$14]" office:value-type="float" office:value="0">
            <text:p>0.000</text:p>
          </table:table-cell>
          <table:table-cell table:number-columns-repeated="232"/>
        </table:table-row>
        <table:table-row table:style-name="ro1">
          <table:table-cell office:value-type="string">
            <text:p>MW kg/kmol</text:p>
          </table:table-cell>
          <table:table-cell/>
          <table:table-cell table:formula="oooc:=SUM([.C3:.C9])" office:value-type="percentage" office:value="1">
            <text:p>100.00%</text:p>
          </table:table-cell>
          <table:table-cell table:formula="oooc:=SUM([.D3:.D9])" office:value-type="float" office:value="29.84">
            <text:p>29.84</text:p>
          </table:table-cell>
          <table:table-cell table:style-name="ce2" table:formula="oooc:=SUM([.E3:.E9])" office:value-type="percentage" office:value="1">
            <text:p>100.00%</text:p>
          </table:table-cell>
          <table:table-cell table:formula="oooc:=SUM([.F3:.F9])" office:value-type="float" office:value="16.344">
            <text:p>16.34</text:p>
          </table:table-cell>
          <table:table-cell table:style-name="ce2" office:value-type="percentage" office:value="1">
            <text:p>100.00%</text:p>
          </table:table-cell>
          <table:table-cell table:formula="oooc:=SUM([.H3:.H9])" office:value-type="float" office:value="31.9961538461538">
            <text:p>32</text:p>
          </table:table-cell>
          <table:table-cell/>
          <table:table-cell table:formula="oooc:=SUM([.J3:.J9])" office:value-type="percentage" office:value="1">
            <text:p>100.00%</text:p>
          </table:table-cell>
          <table:table-cell table:formula="oooc:=SUM([.K3:.K9])" office:value-type="float" office:value="29.8229036778773">
            <text:p>29.82</text:p>
          </table:table-cell>
          <table:table-cell table:number-columns-repeated="4"/>
          <table:table-cell table:style-name="ce5" table:formula="oooc:=SUM([.Q10:.S10])" office:value-type="float" office:value="2.90306622140404">
            <text:p>2.903</text:p>
          </table:table-cell>
          <table:table-cell table:style-name="ce5" table:formula="oooc:=SUM([.Q3:.Q9])" office:value-type="float" office:value="0.67235927775102">
            <text:p>0.672</text:p>
          </table:table-cell>
          <table:table-cell table:style-name="ce5" table:formula="oooc:=SUM([.R3:.R9])" office:value-type="float" office:value="2.23070694365302">
            <text:p>2.231</text:p>
          </table:table-cell>
          <table:table-cell table:style-name="ce5" table:formula="oooc:=SUM([.S3:.S9])" office:value-type="float" office:value="0">
            <text:p>0.000</text:p>
          </table:table-cell>
          <table:table-cell/>
          <table:table-cell table:style-name="ce5" table:formula="oooc:=SUM([.V10:.X10])" office:value-type="float" office:value="29.4224356452209">
            <text:p>29.422</text:p>
          </table:table-cell>
          <table:table-cell table:style-name="ce5" table:formula="oooc:=SUM([.V3:.V9])" office:value-type="float" office:value="1.58921283832059">
            <text:p>1.589</text:p>
          </table:table-cell>
          <table:table-cell table:style-name="ce5" table:formula="oooc:=SUM([.W3:.W9])" office:value-type="float" office:value="0.0224417197550606">
            <text:p>0.022</text:p>
          </table:table-cell>
          <table:table-cell table:style-name="ce5" table:formula="oooc:=SUM([.X3:.X9])" office:value-type="float" office:value="27.8107810871453">
            <text:p>27.811</text:p>
          </table:table-cell>
          <table:table-cell table:number-columns-repeated="232"/>
        </table:table-row>
        <table:table-row table:style-name="ro1">
          <table:table-cell office:value-type="string">
            <text:p>Density normal</text:p>
          </table:table-cell>
          <table:table-cell table:number-columns-repeated="2"/>
          <table:table-cell table:style-name="ce5" table:formula="oooc:=[.$N$3]*[.D10]/[.$N$4]/[.$N$2]" office:value-type="float" office:value="1.33133383199008">
            <text:p>1.331</text:p>
          </table:table-cell>
          <table:table-cell/>
          <table:table-cell table:style-name="ce5" table:formula="oooc:=[.$N$3]*[.F10]/[.$N$4]/[.$N$2]" office:value-type="float" office:value="0.729199736931829">
            <text:p>0.729</text:p>
          </table:table-cell>
          <table:table-cell/>
          <table:table-cell table:style-name="ce5" table:formula="oooc:=[.$N$3]*[.H10]/[.$N$4]/[.$N$2]" office:value-type="float" office:value="1.42753224225684">
            <text:p>1.428</text:p>
          </table:table-cell>
          <table:table-cell table:number-columns-repeated="2"/>
          <table:table-cell table:style-name="ce5" table:formula="oooc:=[.$N$3]*[.K10]/[.$N$4]/[.$N$2]" office:value-type="float" office:value="1.33057106684113">
            <text:p>1.331</text:p>
          </table:table-cell>
          <table:table-cell table:number-columns-repeated="3"/>
          <table:table-cell office:value-type="string">
            <text:p>Coal</text:p>
          </table:table-cell>
          <table:table-cell table:style-name="ce15" table:formula="oooc:=[Coal.D2]*([Coal.B10]+[Coal.B11])*[.I14]" office:value-type="float" office:value="19.9554238125485">
            <text:p>19.96</text:p>
          </table:table-cell>
          <table:table-cell table:number-columns-repeated="4"/>
          <table:table-cell table:style-name="ce10" table:formula="oooc:=[Coal.D4]*([Coal.B10]+[Coal.B11])*[.I14]" office:value-type="float" office:value="3.30267838238408">
            <text:p>3.3027</text:p>
          </table:table-cell>
          <table:table-cell table:number-columns-repeated="235"/>
        </table:table-row>
        <table:table-row table:style-name="ro1">
          <table:table-cell table:number-columns-repeated="10"/>
          <table:table-cell table:style-name="ce17"/>
          <table:table-cell table:number-columns-repeated="245"/>
        </table:table-row>
        <table:table-row table:style-name="ro1">
          <table:table-cell office:value-type="string">
            <text:p>Normal flow rate kmol/hr</text:p>
          </table:table-cell>
          <table:table-cell table:number-columns-repeated="2"/>
          <table:table-cell table:style-name="ce14" office:value-type="float" office:value="137">
            <text:p>137</text:p>
          </table:table-cell>
          <table:table-cell/>
          <table:table-cell table:style-name="ce14" office:value-type="float" office:value="50.3">
            <text:p>50.3</text:p>
          </table:table-cell>
          <table:table-cell/>
          <table:table-cell table:style-name="ce14" office:value-type="float" office:value="311.97">
            <text:p>311.97</text:p>
          </table:table-cell>
          <table:table-cell/>
          <table:table-cell table:style-name="ce17"/>
          <table:table-cell table:style-name="ce17" table:formula="oooc:=[.F13]+[.H13]" office:value-type="float" office:value="362.27">
            <text:p>362.27</text:p>
          </table:table-cell>
          <table:table-cell table:number-columns-repeated="3"/>
          <table:table-cell office:value-type="string">
            <text:p>C tot</text:p>
          </table:table-cell>
          <table:table-cell table:style-name="ce15" table:formula="oooc:=[.P10]+[.P11]" office:value-type="float" office:value="22.8584900339526">
            <text:p>22.86</text:p>
          </table:table-cell>
          <table:table-cell table:number-columns-repeated="3"/>
          <table:table-cell office:value-type="string">
            <text:p>O tot</text:p>
          </table:table-cell>
          <table:table-cell table:formula="oooc:=[.U10]+[.U11]" office:value-type="float" office:value="32.725114027605">
            <text:p>32.73</text:p>
          </table:table-cell>
          <table:table-cell table:number-columns-repeated="235"/>
        </table:table-row>
        <table:table-row table:style-name="ro1">
          <table:table-cell office:value-type="string">
            <text:p>Mass flow rate, kg/hr</text:p>
          </table:table-cell>
          <table:table-cell table:number-columns-repeated="2"/>
          <table:table-cell table:style-name="ce15" table:formula="oooc:=[.D13]*[.D11]" office:value-type="float" office:value="182.39273498264">
            <text:p>182.39</text:p>
          </table:table-cell>
          <table:table-cell/>
          <table:table-cell table:style-name="ce15" table:formula="oooc:=[.F13]*[.F11]" office:value-type="float" office:value="36.678746767671">
            <text:p>36.68</text:p>
          </table:table-cell>
          <table:table-cell/>
          <table:table-cell table:style-name="ce15" table:formula="oooc:=[.H13]*[.H11]" office:value-type="float" office:value="445.347233616865">
            <text:p>445.35</text:p>
          </table:table-cell>
          <table:table-cell table:style-name="ce14" office:value-type="float" office:value="359">
            <text:p>359</text:p>
          </table:table-cell>
          <table:table-cell table:style-name="ce17"/>
          <table:table-cell table:style-name="ce15" table:formula="oooc:=[.K13]*[.K11]" office:value-type="float" office:value="482.025980384536">
            <text:p>482.03</text:p>
          </table:table-cell>
          <table:table-cell table:number-columns-repeated="245"/>
        </table:table-row>
        <table:table-row table:style-name="ro1">
          <table:table-cell office:value-type="string">
            <text:p>Mass flow rate, kg/s</text:p>
          </table:table-cell>
          <table:table-cell table:number-columns-repeated="2"/>
          <table:table-cell table:style-name="ce16" table:formula="oooc:=[.D14]/3600" office:value-type="float" office:value="0.050664648606289">
            <text:p>0.05066</text:p>
          </table:table-cell>
          <table:table-cell/>
          <table:table-cell table:style-name="ce16" table:formula="oooc:=[.F14]/3600" office:value-type="float" office:value="0.0101885407687975">
            <text:p>0.01019</text:p>
          </table:table-cell>
          <table:table-cell/>
          <table:table-cell table:style-name="ce16" table:formula="oooc:=[.H14]/3600" office:value-type="float" office:value="0.123707564893574">
            <text:p>0.12371</text:p>
          </table:table-cell>
          <table:table-cell table:style-name="ce16" table:formula="oooc:=[.I14]/3600" office:value-type="float" office:value="0.0997222222222222">
            <text:p>0.09972</text:p>
          </table:table-cell>
          <table:table-cell table:style-name="ce18"/>
          <table:table-cell table:style-name="ce16" table:formula="oooc:=[.K14]/3600" office:value-type="float" office:value="0.133896105662371">
            <text:p>0.13390</text:p>
          </table:table-cell>
          <table:table-cell table:number-columns-repeated="245"/>
        </table:table-row>
        <table:table-row table:style-name="ro1">
          <table:table-cell table:number-columns-repeated="8"/>
          <table:table-cell table:style-name="ce5" table:formula="oooc:=[.I15]*[Coal.J3]" office:value-type="float" office:value="2.4618425">
            <text:p>2.462</text:p>
          </table:table-cell>
          <table:table-cell table:style-name="ce17" table:number-columns-repeated="2"/>
          <table:table-cell table:number-columns-repeated="245"/>
        </table:table-row>
        <table:table-row table:style-name="ro1" table:number-rows-repeated="2">
          <table:table-cell table:number-columns-repeated="10"/>
          <table:table-cell table:style-name="ce17"/>
          <table:table-cell table:number-columns-repeated="245"/>
        </table:table-row>
        <table:table-row table:style-name="ro1">
          <table:table-cell office:value-type="string">
            <text:p>Carbon fraction %</text:p>
          </table:table-cell>
          <table:table-cell/>
          <table:table-cell table:style-name="ce2" table:formula="oooc:=[.C5]*[.B5]/[.D10]" office:value-type="percentage" office:value="0.162198391420912">
            <text:p>16.22%</text:p>
          </table:table-cell>
          <table:table-cell/>
          <table:table-cell table:style-name="ce2" table:formula="oooc:=([.E6]*[.F6]+[.E7]*2*[.B7]+[.E5]*[.B5])/[.F10]" office:value-type="percentage" office:value="0.969147332354381">
            <text:p>96.91%</text:p>
          </table:table-cell>
          <table:table-cell/>
          <table:table-cell table:style-name="ce2" office:value-type="percentage" office:value="0">
            <text:p>0.00%</text:p>
          </table:table-cell>
          <table:table-cell table:style-name="ce2"/>
          <table:table-cell table:number-columns-repeated="2"/>
          <table:table-cell table:style-name="ce17"/>
          <table:table-cell table:number-columns-repeated="245"/>
        </table:table-row>
        <table:table-row table:style-name="ro1">
          <table:table-cell office:value-type="string">
            <text:p>Carbon IN, kg/hr</text:p>
          </table:table-cell>
          <table:table-cell table:number-columns-repeated="2"/>
          <table:table-cell table:style-name="ce5" table:formula="oooc:=[.C19]*[.D14]" office:value-type="float" office:value="29.5838082210449">
            <text:p>29.584</text:p>
          </table:table-cell>
          <table:table-cell/>
          <table:table-cell table:style-name="ce5" table:formula="oooc:=[.E19]*[.F14]" office:value-type="float" office:value="35.5471095839902">
            <text:p>35.547</text:p>
          </table:table-cell>
          <table:table-cell/>
          <table:table-cell table:style-name="ce5" table:formula="oooc:=[.G19]*[.H14]" office:value-type="float" office:value="0">
            <text:p>0.000</text:p>
          </table:table-cell>
          <table:table-cell table:style-name="ce15" table:formula="oooc:=SUM([.D20:.H20])" office:value-type="float" office:value="65.1309178050351">
            <text:p>65.13</text:p>
          </table:table-cell>
          <table:table-cell table:style-name="ce15"/>
          <table:table-cell table:style-name="ce19"/>
          <table:table-cell table:number-columns-repeated="245"/>
        </table:table-row>
        <table:table-row table:style-name="ro1">
          <table:table-cell table:number-columns-repeated="10"/>
          <table:table-cell table:style-name="ce17"/>
          <table:table-cell table:number-columns-repeated="5"/>
          <table:table-cell office:value-type="string">
            <text:p>O2</text:p>
          </table:table-cell>
          <table:table-cell office:value-type="float" office:value="311.7">
            <text:p>311.7</text:p>
          </table:table-cell>
          <table:table-cell table:number-columns-repeated="238"/>
        </table:table-row>
        <table:table-row table:style-name="ro1">
          <table:table-cell table:number-columns-repeated="10"/>
          <table:table-cell table:style-name="ce17"/>
          <table:table-cell table:number-columns-repeated="5"/>
          <table:table-cell office:value-type="string">
            <text:p>N2</text:p>
          </table:table-cell>
          <table:table-cell table:formula="oooc:=0.3" office:value-type="float" office:value="0.3">
            <text:p>0.3</text:p>
          </table:table-cell>
          <table:table-cell table:number-columns-repeated="238"/>
        </table:table-row>
        <table:table-row table:style-name="ro1">
          <table:table-cell office:value-type="string">
            <text:p>C/O molar total</text:p>
          </table:table-cell>
          <table:table-cell table:style-name="ce10" table:formula="oooc:=[.P13]/[.U13]" office:value-type="float" office:value="0.698499935391225">
            <text:p>0.6985</text:p>
          </table:table-cell>
          <table:table-cell table:number-columns-repeated="8"/>
          <table:table-cell table:style-name="ce17"/>
          <table:table-cell table:number-columns-repeated="6"/>
          <table:table-cell table:formula="oooc:=SUM([.R21:.R22])" office:value-type="float" office:value="312">
            <text:p>312</text:p>
          </table:table-cell>
          <table:table-cell table:number-columns-repeated="238"/>
        </table:table-row>
        <table:table-row table:style-name="ro1">
          <table:table-cell office:value-type="string">
            <text:p>C/O simple</text:p>
          </table:table-cell>
          <table:table-cell table:style-name="ce10" table:formula="oooc:=[.P11]/[.U10]" office:value-type="float" office:value="0.678238336661631">
            <text:p>0.6782</text:p>
          </table:table-cell>
          <table:table-cell table:number-columns-repeated="8"/>
          <table:table-cell table:style-name="ce17"/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Outlet </text:p>
          </table:table-cell>
          <table:table-cell table:number-columns-repeated="255"/>
        </table:table-row>
        <table:table-row table:style-name="ro1">
          <table:table-cell office:value-type="string">
            <text:p>Nm3/hr</text:p>
          </table:table-cell>
          <table:table-cell office:value-type="float" office:value="663.2">
            <text:p>663.2</text:p>
          </table:table-cell>
          <table:table-cell table:number-columns-repeated="254"/>
        </table:table-row>
      </table:table>
      <table:table table:name="experiment" table:style-name="ta1" table:print="false">
        <office:forms form:automatic-focus="false" form:apply-design-mode="false"/>
        <table:table-column table:style-name="co1" table:default-cell-style-name="ce20"/>
        <table:table-column table:style-name="co1" table:number-columns-repeated="255" table:default-cell-style-name="Default"/>
        <table:table-row table:style-name="ro1">
          <table:table-cell table:style-name="ce1" office:value-type="string">
            <text:p>CRC701</text:p>
          </table:table-cell>
          <table:table-cell table:style-name="ce1" office:value-type="string">
            <text:p>NKV 100</text:p>
          </table:table-cell>
          <table:table-cell table:style-name="ce1" office:value-type="string">
            <text:p>BP1</text:p>
          </table:table-cell>
          <table:table-cell table:number-columns-repeated="8"/>
          <table:table-cell table:style-name="ce1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% vol dry</text:p>
          </table:table-cell>
          <table:table-cell office:value-type="string">
            <text:p>Nm3/hr</text:p>
          </table:table-cell>
          <table:table-cell office:value-type="string">
            <text:p>kmol/hr</text:p>
          </table:table-cell>
          <table:table-cell office:value-type="string">
            <text:p>LHV, MJ/kmol</text:p>
          </table:table-cell>
          <table:table-cell office:value-type="string">
            <text:p>P out, MW</text:p>
          </table:table-cell>
          <table:table-cell table:number-columns-repeated="250"/>
        </table:table-row>
        <table:table-row table:style-name="ro1">
          <table:table-cell office:value-type="string">
            <text:p>H2</text:p>
          </table:table-cell>
          <table:table-cell table:style-name="ce3" office:value-type="percentage" office:value="0.184">
            <office:annotation draw:style-name="gr1" draw:text-style-name="P2" svg:width="1.1366in" svg:height="0.2346in" svg:x="2.0142in" svg:y="0in" draw:caption-point-x="-2.0142in" draw:caption-point-y="0in">
              <dc:date>2014-04-15T00:00:00</dc:date>
              <text:p text:style-name="P1"><text:span text:style-name="T1">From Table 14.1</text:span></text:p>
            </office:annotation>
            <text:p>18.40%</text:p>
          </table:table-cell>
          <table:table-cell table:formula="oooc:=[.B4]*[.C$11]" office:value-type="float" office:value="138.92">
            <text:p>138.92</text:p>
          </table:table-cell>
          <table:table-cell table:formula="oooc:=[.C4]*101325/8314.33/273" office:value-type="float" office:value="6.20142480605079">
            <text:p>6.2</text:p>
          </table:table-cell>
          <table:table-cell table:style-name="ce5" office:value-type="float" office:value="241.82">
            <text:p>241.820</text:p>
          </table:table-cell>
          <table:table-cell table:style-name="ce5" table:formula="oooc:=[.E4]*[.D4]/3600" office:value-type="float" office:value="0.416563485166445">
            <text:p>0.417</text:p>
          </table:table-cell>
          <table:table-cell table:style-name="ce5"/>
          <table:table-cell table:number-columns-repeated="249"/>
        </table:table-row>
        <table:table-row table:style-name="ro1">
          <table:table-cell office:value-type="string">
            <text:p>CO</text:p>
          </table:table-cell>
          <table:table-cell table:style-name="ce3" office:value-type="percentage" office:value="0.5005">
            <text:p>50.05%</text:p>
          </table:table-cell>
          <table:table-cell table:formula="oooc:=[.B5]*[.C$11]" office:value-type="float" office:value="377.8775">
            <text:p>377.88</text:p>
          </table:table-cell>
          <table:table-cell table:formula="oooc:=[.C5]*101325/8314.33/273" office:value-type="float" office:value="16.8685495403719">
            <text:p>16.87</text:p>
          </table:table-cell>
          <table:table-cell table:style-name="ce5" office:value-type="float" office:value="282.97">
            <text:p>282.970</text:p>
          </table:table-cell>
          <table:table-cell table:style-name="ce5" table:formula="oooc:=[.E5]*[.D5]/3600" office:value-type="float" office:value="1.32591485095529">
            <text:p>1.326</text:p>
          </table:table-cell>
          <table:table-cell table:style-name="ce5"/>
          <table:table-cell table:number-columns-repeated="249"/>
        </table:table-row>
        <table:table-row table:style-name="ro1">
          <table:table-cell office:value-type="string">
            <text:p>CO2</text:p>
          </table:table-cell>
          <table:table-cell table:style-name="ce3" office:value-type="percentage" office:value="0.1682">
            <text:p>16.82%</text:p>
          </table:table-cell>
          <table:table-cell table:formula="oooc:=[.B6]*[.C$11]" office:value-type="float" office:value="126.991">
            <text:p>126.99</text:p>
          </table:table-cell>
          <table:table-cell table:formula="oooc:=[.C6]*101325/8314.33/273" office:value-type="float" office:value="5.66891115422687">
            <text:p>5.67</text:p>
          </table:table-cell>
          <table:table-cell table:style-name="ce5" office:value-type="float" office:value="0">
            <text:p>0.000</text:p>
          </table:table-cell>
          <table:table-cell table:style-name="ce5" table:formula="oooc:=[.E6]*[.D6]/3600" office:value-type="float" office:value="0">
            <text:p>0.000</text:p>
          </table:table-cell>
          <table:table-cell table:style-name="ce5"/>
          <table:table-cell table:number-columns-repeated="249"/>
        </table:table-row>
        <table:table-row table:style-name="ro1">
          <table:table-cell office:value-type="string">
            <text:p>N2</text:p>
          </table:table-cell>
          <table:table-cell table:style-name="ce3" office:value-type="percentage" office:value="0.1472">
            <text:p>14.72%</text:p>
          </table:table-cell>
          <table:table-cell table:formula="oooc:=[.B7]*[.C$11]" office:value-type="float" office:value="111.136">
            <text:p>111.14</text:p>
          </table:table-cell>
          <table:table-cell table:formula="oooc:=[.C7]*101325/8314.33/273" office:value-type="float" office:value="4.96113984484064">
            <text:p>4.96</text:p>
          </table:table-cell>
          <table:table-cell table:style-name="ce5" office:value-type="float" office:value="0">
            <text:p>0.000</text:p>
          </table:table-cell>
          <table:table-cell table:style-name="ce5" table:formula="oooc:=[.E7]*[.D7]/3600" office:value-type="float" office:value="0">
            <text:p>0.000</text:p>
          </table:table-cell>
          <table:table-cell table:style-name="ce5"/>
          <table:table-cell table:number-columns-repeated="249"/>
        </table:table-row>
        <table:table-row table:style-name="ro1">
          <table:table-cell/>
          <table:table-cell table:style-name="ce21" office:value-type="string">
            <text:p>Given</text:p>
          </table:table-cell>
          <table:table-cell table:style-name="ce1" office:value-type="string">
            <text:p>Calculated</text:p>
          </table:table-cell>
          <table:table-cell/>
          <table:table-cell/>
          <table:table-cell table:style-name="ce5" table:formula="oooc:=SUM([.F4:.F7])" office:value-type="float" office:value="1.74247833612173">
            <text:p>1.742</text:p>
          </table:table-cell>
          <table:table-cell table:style-name="ce5"/>
          <table:table-cell table:number-columns-repeated="249"/>
        </table:table-row>
        <table:table-row table:style-name="ro2">
          <table:table-cell office:value-type="string">
            <text:p>Carbon conversion %</text:p>
          </table:table-cell>
          <table:table-cell table:style-name="ce2" office:value-type="percentage" office:value="0.985">
            <text:p>98.50%</text:p>
          </table:table-cell>
          <table:table-cell table:style-name="ce2" table:formula="oooc:=([.C16]-[.C14])/[.C15]" office:value-type="percentage" office:value="0.983912677457046">
            <text:p>98.39%</text:p>
          </table:table-cell>
          <table:table-cell table:number-columns-repeated="253"/>
        </table:table-row>
        <table:table-row table:style-name="ro3">
          <table:table-cell office:value-type="string">
            <text:p>Gasification efficiency</text:p>
          </table:table-cell>
          <table:table-cell table:style-name="ce2" office:value-type="percentage" office:value="0.621">
            <text:p>62.10%</text:p>
          </table:table-cell>
          <table:table-cell table:style-name="ce2" table:formula="oooc:=[.F8]/[input.I16]" office:value-type="percentage" office:value="0.707794400381718">
            <text:p>70.78%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office:value-type="string">
            <text:p>Gas dry out, Nm3/hr</text:p>
          </table:table-cell>
          <table:table-cell/>
          <table:table-cell office:value-type="float" office:value="755">
            <text:p>755</text:p>
          </table:table-cell>
          <table:table-cell/>
          <table:table-cell table:style-name="ce10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kmol/hr</text:p>
          </table:table-cell>
          <table:table-cell office:value-type="string">
            <text:p>kg/hr</text:p>
          </table:table-cell>
          <table:table-cell table:number-columns-repeated="253"/>
        </table:table-row>
        <table:table-row table:style-name="ro3">
          <table:table-cell office:value-type="string">
            <text:p>Carbon IN gas</text:p>
          </table:table-cell>
          <table:table-cell table:formula="oooc:=[input.P10]" office:value-type="float" office:value="2.90306622140404">
            <text:p>2.9</text:p>
          </table:table-cell>
          <table:table-cell table:formula="oooc:=[.B14]*12" office:value-type="float" office:value="34.8367946568485">
            <text:p>34.84</text:p>
          </table:table-cell>
          <table:table-cell table:number-columns-repeated="253"/>
        </table:table-row>
        <table:table-row table:style-name="ro3">
          <table:table-cell office:value-type="string">
            <text:p>Carbon IN coal</text:p>
          </table:table-cell>
          <table:table-cell table:formula="oooc:=[input.P11]" office:value-type="float" office:value="19.9554238125485">
            <text:p>19.96</text:p>
          </table:table-cell>
          <table:table-cell table:formula="oooc:=[.B15]*12" office:value-type="float" office:value="239.465085750582">
            <text:p>239.47</text:p>
          </table:table-cell>
          <table:table-cell table:number-columns-repeated="253"/>
        </table:table-row>
        <table:table-row table:style-name="ro3">
          <table:table-cell office:value-type="string">
            <text:p>Carbon OUT gas</text:p>
          </table:table-cell>
          <table:table-cell table:formula="oooc:=[.D5]+[.D6]" office:value-type="float" office:value="22.5374606945987">
            <text:p>22.54</text:p>
          </table:table-cell>
          <table:table-cell table:formula="oooc:=[.B16]*12" office:value-type="float" office:value="270.449528335185">
            <text:p>270.45</text:p>
          </table:table-cell>
          <table:table-cell table:number-columns-repeated="253"/>
        </table:table-row>
        <table:table-row table:style-name="ro1" table:number-rows-repeated="44">
          <table:table-cell table:number-columns-repeated="256"/>
        </table:table-row>
        <table:table-row table:style-name="ro1">
          <table:table-cell table:number-columns-repeated="2"/>
          <table:table-cell table:style-name="ce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3">
          <table:table-cell/>
          <table:table-cell table:style-name="ce5"/>
          <table:table-cell table:style-name="ce15"/>
          <table:table-cell table:number-columns-repeated="253"/>
        </table:table-row>
        <table:table-row table:style-name="ro1">
          <table:table-cell/>
          <table:table-cell table:style-name="ce2" table:number-columns-repeated="2"/>
          <table:table-cell table:number-columns-repeated="253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>
            <text:p>CRC701</text:p>
          </table:table-cell>
          <table:table-cell table:style-name="ce1" office:value-type="string">
            <text:p>NKV 100</text:p>
          </table:table-cell>
          <table:table-cell table:style-name="ce1" office:value-type="string">
            <text:p>BP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g/s</text:p>
          </table:table-cell>
          <table:table-cell office:value-type="string">
            <text:p>kg/h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Outlet</text:p>
          </table:table-cell>
          <table:table-cell table:style-name="ce10" office:value-type="float" office:value="0.27790499">
            <text:p>0.2779</text:p>
          </table:table-cell>
          <table:table-cell table:formula="oooc:=[.B3]*3600" office:value-type="float" office:value="1000.457964">
            <text:p>1000.4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20" office:value-type="string">
            <text:p>DPM coal</text:p>
          </table:table-cell>
          <table:table-cell table:style-name="ce22" office:value-type="float" office:value="0.093348814">
            <text:p>0.0933</text:p>
          </table:table-cell>
          <table:table-cell table:formula="oooc:=[.B5]*3600" office:value-type="float" office:value="336.0557304">
            <text:p>336.06</text:p>
          </table:table-cell>
          <table:table-cell table:number-columns-repeated="11"/>
        </table:table-row>
        <table:table-row table:style-name="ro3">
          <table:table-cell table:style-name="ce20" office:value-type="string">
            <text:p>DPM burnout</text:p>
          </table:table-cell>
          <table:table-cell table:style-name="ce22" office:value-type="float" office:value="0.03593275">
            <text:p>0.0359</text:p>
          </table:table-cell>
          <table:table-cell table:formula="oooc:=[.B6]*3600" office:value-type="float" office:value="129.3579">
            <text:p>129.36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DPM devo</text:p>
          </table:table-cell>
          <table:table-cell table:style-name="ce22" table:formula="oooc:=[.B5]-[.B6]" office:value-type="float" office:value="0.057416064">
            <text:p>0.0574</text:p>
          </table:table-cell>
          <table:table-cell table:formula="oooc:=[.B7]*3600" office:value-type="float" office:value="206.6978304">
            <text:p>206.7</text:p>
          </table:table-cell>
          <table:table-cell table:number-columns-repeated="11"/>
        </table:table-row>
        <table:table-row table:style-name="ro1">
          <table:table-cell table:style-name="ce20"/>
          <table:table-cell table:style-name="ce10"/>
          <table:table-cell/>
          <table:table-cell office:value-type="string">
            <text:p>Pyrolysis %daf</text:p>
          </table:table-cell>
          <table:table-cell office:value-type="string">
            <text:p>Pyrolysis fraction %</text:p>
          </table:table-cell>
          <table:table-cell/>
          <table:table-cell office:value-type="string">
            <text:p>DPM pyro</text:p>
          </table:table-cell>
          <table:table-cell office:value-type="string">
            <text:p>DPM drying</text:p>
          </table:table-cell>
          <table:table-cell office:value-type="string">
            <text:p>DPM burnout</text:p>
          </table:table-cell>
          <table:table-cell/>
          <table:table-cell office:value-type="string">
            <text:p>DPM carbon</text:p>
          </table:table-cell>
          <table:table-cell/>
          <table:table-cell office:value-type="string">
            <text:p>MW</text:p>
          </table:table-cell>
          <table:table-cell office:value-type="string">
            <text:p>nCarbon</text:p>
          </table:table-cell>
        </table:table-row>
        <table:table-row table:style-name="ro1">
          <table:table-cell table:style-name="ce20" office:value-type="string">
            <text:p>DPM O2</text:p>
          </table:table-cell>
          <table:table-cell table:style-name="ce22" office:value-type="float" office:value="-0.0016871634">
            <text:p>-0.0017</text:p>
          </table:table-cell>
          <table:table-cell table:formula="oooc:=[.B9]*3600" office:value-type="float" office:value="-6.07378824">
            <text:p>-6.07</text:p>
          </table:table-cell>
          <table:table-cell table:style-name="ce2" office:value-type="percentage" office:value="0">
            <text:p>0.00%</text:p>
          </table:table-cell>
          <table:table-cell table:style-name="ce2" table:formula="oooc:=[.D9]/[.D$17]" office:value-type="percentage" office:value="0">
            <text:p>0.00%</text:p>
          </table:table-cell>
          <table:table-cell/>
          <table:table-cell table:style-name="ce15" table:formula="oooc:=[.G$15]/[.E$15]*[.E9]" office:value-type="float" office:value="0">
            <text:p>0.00</text:p>
          </table:table-cell>
          <table:table-cell table:style-name="ce15" table:formula="oooc:=0" office:value-type="float" office:value="0">
            <text:p>0.00</text:p>
          </table:table-cell>
          <table:table-cell table:style-name="ce15" table:formula="oooc:=[.C9]-[.G9]-[.H9]" office:value-type="float" office:value="-6.07378824">
            <text:p>-6.07</text:p>
          </table:table-cell>
          <table:table-cell/>
          <table:table-cell table:style-name="ce15" table:formula="oooc:=[.C9]*[.N9]*12/[.M9]" office:value-type="float" office:value="0">
            <text:p>0.00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DPM CO2</text:p>
          </table:table-cell>
          <table:table-cell table:style-name="ce22" office:value-type="float" office:value="-0.027813746">
            <text:p>-0.0278</text:p>
          </table:table-cell>
          <table:table-cell table:formula="oooc:=[.B10]*3600" office:value-type="float" office:value="-100.1294856">
            <text:p>-100.13</text:p>
          </table:table-cell>
          <table:table-cell table:style-name="ce2" office:value-type="percentage" office:value="0.06196">
            <text:p>6.20%</text:p>
          </table:table-cell>
          <table:table-cell table:style-name="ce2" table:formula="oooc:=[.D10]/[.D$17]" office:value-type="percentage" office:value="0.103790810258472">
            <text:p>10.38%</text:p>
          </table:table-cell>
          <table:table-cell/>
          <table:table-cell table:style-name="ce15" table:formula="oooc:=[.G$15]/[.E$15]*[.E10]" office:value-type="float" office:value="19.579853815125">
            <text:p>19.58</text:p>
          </table:table-cell>
          <table:table-cell table:style-name="ce15" office:value-type="float" office:value="0">
            <text:p>0.00</text:p>
          </table:table-cell>
          <table:table-cell table:style-name="ce15" table:formula="oooc:=[.C10]-[.G10]-[.H10]" office:value-type="float" office:value="-119.709339415125">
            <text:p>-119.71</text:p>
          </table:table-cell>
          <table:table-cell/>
          <table:table-cell table:style-name="ce15" table:formula="oooc:=[.C10]*[.N10]*12/[.M10]" office:value-type="float" office:value="-27.3080415272727">
            <text:p>-27.31</text:p>
          </table:table-cell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0" office:value-type="string">
            <text:p>DPM H2O</text:p>
          </table:table-cell>
          <table:table-cell table:style-name="ce22" office:value-type="float" office:value="-0.023996081">
            <text:p>-0.0240</text:p>
          </table:table-cell>
          <table:table-cell table:formula="oooc:=[.B11]*3600" office:value-type="float" office:value="-86.3858916">
            <text:p>-86.39</text:p>
          </table:table-cell>
          <table:table-cell table:style-name="ce2" office:value-type="percentage" office:value="0.09171">
            <text:p>9.17%</text:p>
          </table:table-cell>
          <table:table-cell table:style-name="ce2" table:formula="oooc:=[.D11]/[.D$17]" office:value-type="percentage" office:value="0.153625810342228">
            <text:p>15.36%</text:p>
          </table:table-cell>
          <table:table-cell/>
          <table:table-cell table:style-name="ce15" table:formula="oooc:=[.G$15]/[.E$15]*[.E11]" office:value-type="float" office:value="28.9810909197081">
            <text:p>28.98</text:p>
          </table:table-cell>
          <table:table-cell table:style-name="ce15" table:formula="oooc:=[.C7]-[.G17]" office:value-type="float" office:value="18.0505515937646">
            <text:p>18.05</text:p>
          </table:table-cell>
          <table:table-cell table:style-name="ce15" table:formula="oooc:=[.C11]-[.G11]-[.H11]" office:value-type="float" office:value="-133.417534113473">
            <text:p>-133.42</text:p>
          </table:table-cell>
          <table:table-cell/>
          <table:table-cell table:style-name="ce15" table:formula="oooc:=[.C11]*[.N11]*12/[.M11]" office:value-type="float" office:value="0">
            <text:p>0.00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DPM CO</text:p>
          </table:table-cell>
          <table:table-cell table:style-name="ce22" office:value-type="float" office:value="0.11125817">
            <text:p>0.1113</text:p>
          </table:table-cell>
          <table:table-cell table:formula="oooc:=[.B12]*3600" office:value-type="float" office:value="400.529412">
            <text:p>400.53</text:p>
          </table:table-cell>
          <table:table-cell table:style-name="ce2" office:value-type="percentage" office:value="0.0714">
            <text:p>7.14%</text:p>
          </table:table-cell>
          <table:table-cell table:style-name="ce2" table:formula="oooc:=[.D12]/[.D$17]" office:value-type="percentage" office:value="0.119604000201015">
            <text:p>11.96%</text:p>
          </table:table-cell>
          <table:table-cell/>
          <table:table-cell table:style-name="ce15" table:formula="oooc:=[.G$15]/[.E$15]*[.E12]" office:value-type="float" office:value="22.5629690509995">
            <text:p>22.56</text:p>
          </table:table-cell>
          <table:table-cell table:style-name="ce15" office:value-type="float" office:value="0">
            <text:p>0.00</text:p>
          </table:table-cell>
          <table:table-cell table:style-name="ce15" table:formula="oooc:=[.C12]-[.G12]-[.H12]" office:value-type="float" office:value="377.966442949001">
            <text:p>377.97</text:p>
          </table:table-cell>
          <table:table-cell/>
          <table:table-cell table:style-name="ce15" table:formula="oooc:=[.C12]*[.N12]*12/[.M12]" office:value-type="float" office:value="171.655462285714">
            <text:p>171.66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0" office:value-type="string">
            <text:p>DPM H2</text:p>
          </table:table-cell>
          <table:table-cell table:style-name="ce22" office:value-type="float" office:value="0.004296884">
            <text:p>0.0043</text:p>
          </table:table-cell>
          <table:table-cell table:formula="oooc:=[.B13]*3600" office:value-type="float" office:value="15.4687824">
            <text:p>15.47</text:p>
          </table:table-cell>
          <table:table-cell table:style-name="ce2" office:value-type="percentage" office:value="0.01527">
            <text:p>1.53%</text:p>
          </table:table-cell>
          <table:table-cell table:style-name="ce2" table:formula="oooc:=[.D13]/[.D$17]" office:value-type="percentage" office:value="0.0255791748329062">
            <text:p>2.56%</text:p>
          </table:table-cell>
          <table:table-cell/>
          <table:table-cell table:style-name="ce15" table:formula="oooc:=[.G$15]/[.E$15]*[.E13]" office:value-type="float" office:value="4.82544170040283">
            <text:p>4.83</text:p>
          </table:table-cell>
          <table:table-cell table:style-name="ce15" office:value-type="float" office:value="0">
            <text:p>0.00</text:p>
          </table:table-cell>
          <table:table-cell table:style-name="ce15" table:formula="oooc:=[.C13]-[.G13]-[.H13]" office:value-type="float" office:value="10.6433406995972">
            <text:p>10.64</text:p>
          </table:table-cell>
          <table:table-cell/>
          <table:table-cell table:style-name="ce15" table:formula="oooc:=[.C13]*[.N13]*12/[.M13]" office:value-type="float" office:value="0">
            <text:p>0.0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DPM CH4</text:p>
          </table:table-cell>
          <table:table-cell table:style-name="ce22" office:value-type="float" office:value="0.0069951878">
            <text:p>0.0070</text:p>
          </table:table-cell>
          <table:table-cell table:formula="oooc:=[.B14]*3600" office:value-type="float" office:value="25.18267608">
            <text:p>25.18</text:p>
          </table:table-cell>
          <table:table-cell table:style-name="ce2" office:value-type="percentage" office:value="0.07969">
            <text:p>7.97%</text:p>
          </table:table-cell>
          <table:table-cell table:style-name="ce2" table:formula="oooc:=[.D14]/[.D$17]" office:value-type="percentage" office:value="0.133490795182337">
            <text:p>13.35%</text:p>
          </table:table-cell>
          <table:table-cell/>
          <table:table-cell table:style-name="ce15" table:formula="oooc:=[.C14]" office:value-type="float" office:value="25.18267608">
            <text:p>25.18</text:p>
          </table:table-cell>
          <table:table-cell table:style-name="ce15" office:value-type="float" office:value="0">
            <text:p>0.00</text:p>
          </table:table-cell>
          <table:table-cell table:style-name="ce15" table:formula="oooc:=[.C14]-[.G14]-[.H14]" office:value-type="float" office:value="0">
            <text:p>0.00</text:p>
          </table:table-cell>
          <table:table-cell/>
          <table:table-cell table:style-name="ce15" table:formula="oooc:=[.C14]*[.N14]*12/[.M14]" office:value-type="float" office:value="18.88700706">
            <text:p>18.89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0" office:value-type="string">
            <text:p>DPM TAR</text:p>
          </table:table-cell>
          <table:table-cell table:style-name="ce22" office:value-type="float" office:value="0.023098427">
            <text:p>0.0231</text:p>
          </table:table-cell>
          <table:table-cell table:formula="oooc:=[.B15]*3600" office:value-type="float" office:value="83.1543372">
            <text:p>83.15</text:p>
          </table:table-cell>
          <table:table-cell table:style-name="ce2" office:value-type="percentage" office:value="0.26314">
            <text:p>26.31%</text:p>
          </table:table-cell>
          <table:table-cell table:style-name="ce2" table:formula="oooc:=[.D15]/[.D$17]" office:value-type="percentage" office:value="0.440792669648391">
            <text:p>44.08%</text:p>
          </table:table-cell>
          <table:table-cell/>
          <table:table-cell table:style-name="ce15" table:formula="oooc:=[.C15]" office:value-type="float" office:value="83.1543372">
            <text:p>83.15</text:p>
          </table:table-cell>
          <table:table-cell table:style-name="ce15" office:value-type="float" office:value="0">
            <text:p>0.00</text:p>
          </table:table-cell>
          <table:table-cell table:style-name="ce15" table:formula="oooc:=[.C15]-[.G15]-[.H15]" office:value-type="float" office:value="0">
            <text:p>0.00</text:p>
          </table:table-cell>
          <table:table-cell/>
          <table:table-cell table:style-name="ce15" table:formula="oooc:=[.C15]*[.N15]*12/[.M15]" office:value-type="float" office:value="59.611681251936">
            <text:p>59.61</text:p>
          </table:table-cell>
          <table:table-cell/>
          <table:table-cell office:value-type="float" office:value="50">
            <text:p>50</text:p>
          </table:table-cell>
          <table:table-cell table:formula="oooc:=[Coal.B45]" office:value-type="float" office:value="2.987">
            <office:annotation draw:style-name="gr1" draw:text-style-name="P2" svg:width="1.1362in" svg:height="0.8567in" svg:x="12.6823in" svg:y="1.8646in" draw:caption-point-x="-12.6823in" draw:caption-point-y="-1.8646in">
              <dc:date>2014-04-03T00:00:00</dc:date>
              <text:p text:style-name="P1"><text:span text:style-name="T1">Change this value according to the actual TAR composition</text:span></text:p>
            </office:annotation>
            <text:p>2.99</text:p>
          </table:table-cell>
        </table:table-row>
        <table:table-row table:style-name="ro1">
          <table:table-cell table:style-name="ce20" office:value-type="string">
            <text:p>DPM N2</text:p>
          </table:table-cell>
          <table:table-cell table:style-name="ce22" office:value-type="float" office:value="0.0012113639">
            <text:p>0.0012</text:p>
          </table:table-cell>
          <table:table-cell table:formula="oooc:=[.B16]*3600" office:value-type="float" office:value="4.36091004">
            <text:p>4.36</text:p>
          </table:table-cell>
          <table:table-cell table:style-name="ce2" office:value-type="percentage" office:value="0.0138">
            <text:p>1.38%</text:p>
          </table:table-cell>
          <table:table-cell table:style-name="ce2" table:formula="oooc:=[.D16]/[.D$17]" office:value-type="percentage" office:value="0.02311673953465">
            <text:p>2.31%</text:p>
          </table:table-cell>
          <table:table-cell/>
          <table:table-cell table:style-name="ce15" table:formula="oooc:=[.C16]" office:value-type="float" office:value="4.36091004">
            <text:p>4.36</text:p>
          </table:table-cell>
          <table:table-cell table:number-columns-repeated="2" table:style-name="ce15" office:value-type="float" office:value="0">
            <text:p>0.00</text:p>
          </table:table-cell>
          <table:table-cell/>
          <table:table-cell table:style-name="ce15" table:formula="oooc:=[.C16]*[.N16]*12/[.M16]" office:value-type="float" office:value="0">
            <text:p>0.00</text:p>
          </table:table-cell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DPM tot</text:p>
          </table:table-cell>
          <table:table-cell table:style-name="ce22" table:formula="oooc:=SUM([.B9:.B16])" office:value-type="float" office:value="0.0933630423">
            <text:p>0.0934</text:p>
          </table:table-cell>
          <table:table-cell table:formula="oooc:=[.B17]*3600" office:value-type="float" office:value="336.10695228">
            <text:p>336.11</text:p>
          </table:table-cell>
          <table:table-cell table:formula="oooc:=SUM([.D9:.D16])" office:value-type="percentage" office:value="0.59697">
            <text:p>59.70%</text:p>
          </table:table-cell>
          <table:table-cell table:formula="oooc:=SUM([.E9:.E16])" office:value-type="percentage" office:value="1">
            <text:p>100.00%</text:p>
          </table:table-cell>
          <table:table-cell/>
          <table:table-cell table:style-name="ce15" table:formula="oooc:=SUM([.G9:.G16])" office:value-type="float" office:value="188.647278806235">
            <text:p>188.65</text:p>
          </table:table-cell>
          <table:table-cell table:style-name="ce15" table:formula="oooc:=SUM([.H9:.H16])" office:value-type="float" office:value="18.0505515937646">
            <text:p>18.05</text:p>
          </table:table-cell>
          <table:table-cell table:style-name="ce15" table:formula="oooc:=SUM([.I9:.I16])" office:value-type="float" office:value="129.40912188">
            <text:p>129.41</text:p>
          </table:table-cell>
          <table:table-cell/>
          <table:table-cell table:style-name="ce15" table:formula="oooc:=SUM([.K9:.K16])" office:value-type="float" office:value="222.846109070378">
            <text:p>222.8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20" office:value-type="string">
            <text:p>Simulations</text:p>
          </table:table-cell>
          <table:table-cell office:value-type="string">
            <text:p>% outlet</text:p>
          </table:table-cell>
          <table:table-cell/>
          <table:table-cell office:value-type="string">
            <text:p>MW</text:p>
          </table:table-cell>
          <table:table-cell office:value-type="string">
            <text:p>kg/kmol</text:p>
          </table:table-cell>
          <table:table-cell office:value-type="string">
            <text:p>kg/kg</text:p>
          </table:table-cell>
          <table:table-cell office:value-type="string">
            <text:p>kg/hr</text:p>
          </table:table-cell>
          <table:table-cell office:value-type="string">
            <text:p>kmol/hr</text:p>
          </table:table-cell>
          <table:table-cell office:value-type="string">
            <text:p>Nm3/hr</text:p>
          </table:table-cell>
          <table:table-cell office:value-type="string">
            <text:p>LHV, MJ/kmol</text:p>
          </table:table-cell>
          <table:table-cell office:value-type="string">
            <text:p>P out, MW</text:p>
          </table:table-cell>
          <table:table-cell office:value-type="string">
            <text:p>Carbon</text:p>
          </table:table-cell>
          <table:table-cell office:value-type="string">
            <text:p>kmol/hr</text:p>
          </table:table-cell>
          <table:table-cell office:value-type="string">
            <text:p>kg/hr</text:p>
          </table:table-cell>
        </table:table-row>
        <table:table-row table:style-name="ro1">
          <table:table-cell table:style-name="ce20" office:value-type="string">
            <text:p>H2</text:p>
          </table:table-cell>
          <table:table-cell table:style-name="ce12" office:value-type="percentage" office:value="0.17026779">
            <text:p>17.03%</text:p>
          </table:table-cell>
          <table:table-cell table:style-name="ce23" table:formula="oooc:=[.B20]/(1-[.B$23])" office:value-type="percentage" office:value="0.200898228617907">
            <text:p>20.09%</text:p>
          </table:table-cell>
          <table:table-cell office:value-type="float" office:value="2">
            <text:p>2</text:p>
          </table:table-cell>
          <table:table-cell table:formula="oooc:=[.D20]*[.B20]" office:value-type="float" office:value="0.34053558">
            <text:p>0.34</text:p>
          </table:table-cell>
          <table:table-cell table:style-name="ce2" table:formula="oooc:=[.E20]/[.E$25]" office:value-type="percentage" office:value="0.0143030468312033">
            <text:p>1.43%</text:p>
          </table:table-cell>
          <table:table-cell table:formula="oooc:=[.F20]*[.C$3]" office:value-type="float" office:value="14.3095971117423">
            <text:p>14.31</text:p>
          </table:table-cell>
          <table:table-cell table:style-name="ce5" table:formula="oooc:=[.G20]/[.D20]" office:value-type="float" office:value="7.15479855587114">
            <text:p>7.155</text:p>
          </table:table-cell>
          <table:table-cell table:formula="oooc:=[.H20]*8314.33*273/101325" office:value-type="float" office:value="160.276814839683">
            <text:p>160.28</text:p>
          </table:table-cell>
          <table:table-cell table:formula="oooc:=[experiment.E4]" office:value-type="float" office:value="241.82">
            <text:p>241.82</text:p>
          </table:table-cell>
          <table:table-cell table:style-name="ce5" table:formula="oooc:=[.J20]*[.H20]/3600" office:value-type="float" office:value="0.480603718550211">
            <text:p>0.481</text:p>
          </table:table-cell>
          <table:table-cell office:value-type="float" office:value="0">
            <text:p>0</text:p>
          </table:table-cell>
          <table:table-cell table:formula="oooc:=[.L20]*[.H20]" office:value-type="float" office:value="0">
            <text:p>0</text:p>
          </table:table-cell>
          <table:table-cell table:formula="oooc:=12*[.M20]"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CO</text:p>
          </table:table-cell>
          <table:table-cell table:style-name="ce12" office:value-type="percentage" office:value="0.42574352">
            <text:p>42.57%</text:p>
          </table:table-cell>
          <table:table-cell table:style-name="ce23" table:formula="oooc:=[.B21]/(1-[.B$23])" office:value-type="percentage" office:value="0.502332936919851">
            <text:p>50.23%</text:p>
          </table:table-cell>
          <table:table-cell office:value-type="float" office:value="28">
            <text:p>28</text:p>
          </table:table-cell>
          <table:table-cell table:formula="oooc:=[.D21]*[.B21]" office:value-type="float" office:value="11.92081856">
            <text:p>11.92</text:p>
          </table:table-cell>
          <table:table-cell table:style-name="ce2" table:formula="oooc:=[.E21]/[.E$25]" office:value-type="percentage" office:value="0.500693719375688">
            <text:p>50.07%</text:p>
          </table:table-cell>
          <table:table-cell table:formula="oooc:=[.F21]*[.C$3]" office:value-type="float" office:value="500.923019074188">
            <text:p>500.92</text:p>
          </table:table-cell>
          <table:table-cell table:style-name="ce5" table:formula="oooc:=[.G21]/[.D21]" office:value-type="float" office:value="17.8901078240781">
            <text:p>17.890</text:p>
          </table:table-cell>
          <table:table-cell table:formula="oooc:=[.H21]*8314.33*273/101325" office:value-type="float" office:value="400.761737285923">
            <text:p>400.76</text:p>
          </table:table-cell>
          <table:table-cell table:formula="oooc:=[experiment.E5]" office:value-type="float" office:value="282.97">
            <text:p>282.97</text:p>
          </table:table-cell>
          <table:table-cell table:style-name="ce5" table:formula="oooc:=[.J21]*[.H21]/3600" office:value-type="float" office:value="1.4062121697165">
            <text:p>1.406</text:p>
          </table:table-cell>
          <table:table-cell office:value-type="float" office:value="1">
            <text:p>1</text:p>
          </table:table-cell>
          <table:table-cell table:formula="oooc:=[.L21]*[.H21]" office:value-type="float" office:value="17.8901078240781">
            <text:p>17.89</text:p>
          </table:table-cell>
          <table:table-cell table:formula="oooc:=12*[.M21]" office:value-type="float" office:value="214.681293888938">
            <text:p>214.68</text:p>
          </table:table-cell>
        </table:table-row>
        <table:table-row table:style-name="ro1">
          <table:table-cell table:style-name="ce20" office:value-type="string">
            <text:p>CO2</text:p>
          </table:table-cell>
          <table:table-cell table:style-name="ce12" office:value-type="percentage" office:value="0.11613697">
            <text:p>11.61%</text:p>
          </table:table-cell>
          <table:table-cell table:style-name="ce23" table:formula="oooc:=[.B22]/(1-[.B$23])" office:value-type="percentage" office:value="0.137029508341249">
            <text:p>13.70%</text:p>
          </table:table-cell>
          <table:table-cell office:value-type="float" office:value="44">
            <text:p>44</text:p>
          </table:table-cell>
          <table:table-cell table:formula="oooc:=[.D22]*[.B22]" office:value-type="float" office:value="5.11002668">
            <text:p>5.11</text:p>
          </table:table-cell>
          <table:table-cell table:style-name="ce2" table:formula="oooc:=[.E22]/[.E$25]" office:value-type="percentage" office:value="0.214629410861379">
            <text:p>21.46%</text:p>
          </table:table-cell>
          <table:table-cell table:formula="oooc:=[.F22]*[.C$3]" office:value-type="float" office:value="214.727703404895">
            <text:p>214.73</text:p>
          </table:table-cell>
          <table:table-cell table:style-name="ce5" table:formula="oooc:=[.G22]/[.D22]" office:value-type="float" office:value="4.88017507738398">
            <text:p>4.880</text:p>
          </table:table-cell>
          <table:table-cell table:formula="oooc:=[.H22]*8314.33*273/101325" office:value-type="float" office:value="109.322283661119">
            <text:p>109.32</text:p>
          </table:table-cell>
          <table:table-cell table:formula="oooc:=[experiment.E6]" office:value-type="float" office:value="0">
            <text:p>0</text:p>
          </table:table-cell>
          <table:table-cell table:style-name="ce5" table:formula="oooc:=[.J22]*[.H22]/3600" office:value-type="float" office:value="0">
            <text:p>0.000</text:p>
          </table:table-cell>
          <table:table-cell office:value-type="float" office:value="1">
            <text:p>1</text:p>
          </table:table-cell>
          <table:table-cell table:formula="oooc:=[.L22]*[.H22]" office:value-type="float" office:value="4.88017507738398">
            <text:p>4.88</text:p>
          </table:table-cell>
          <table:table-cell table:formula="oooc:=12*[.M22]" office:value-type="float" office:value="58.5621009286078">
            <text:p>58.56</text:p>
          </table:table-cell>
        </table:table-row>
        <table:table-row table:style-name="ro1">
          <table:table-cell table:style-name="ce20" office:value-type="string">
            <text:p>H2O</text:p>
          </table:table-cell>
          <table:table-cell table:style-name="ce12" office:value-type="percentage" office:value="0.15246744">
            <text:p>15.25%</text:p>
          </table:table-cell>
          <table:table-cell table:style-name="ce23" office:value-type="percentage" office:value="0">
            <text:p>0.00%</text:p>
          </table:table-cell>
          <table:table-cell office:value-type="float" office:value="18">
            <text:p>18</text:p>
          </table:table-cell>
          <table:table-cell table:formula="oooc:=[.D23]*[.B23]" office:value-type="float" office:value="2.74441392">
            <text:p>2.74</text:p>
          </table:table-cell>
          <table:table-cell table:style-name="ce2" table:formula="oooc:=[.E23]/[.E$25]" office:value-type="percentage" office:value="0.115269837066559">
            <text:p>11.53%</text:p>
          </table:table-cell>
          <table:table-cell table:formula="oooc:=[.F23]*[.C$3]" office:value-type="float" office:value="115.322626502221">
            <text:p>115.32</text:p>
          </table:table-cell>
          <table:table-cell table:style-name="ce5" table:formula="oooc:=[.G23]/[.D23]" office:value-type="float" office:value="6.40681258345674">
            <text:p>6.407</text:p>
          </table:table-cell>
          <table:table-cell table:formula="oooc:=[.H23]*8314.33*273/101325" office:value-type="float" office:value="143.520953962934">
            <text:p>143.52</text:p>
          </table:table-cell>
          <table:table-cell table:formula="oooc:=[experiment.E7]" office:value-type="float" office:value="0">
            <text:p>0</text:p>
          </table:table-cell>
          <table:table-cell table:style-name="ce5" table:formula="oooc:=[.J23]*[.H23]/3600" office:value-type="float" office:value="0">
            <text:p>0.000</text:p>
          </table:table-cell>
          <table:table-cell office:value-type="float" office:value="0">
            <text:p>0</text:p>
          </table:table-cell>
          <table:table-cell table:formula="oooc:=[.L23]*[.H23]" office:value-type="float" office:value="0">
            <text:p>0</text:p>
          </table:table-cell>
          <table:table-cell table:formula="oooc:=12*[.M23]"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N2</text:p>
          </table:table-cell>
          <table:table-cell table:style-name="ce12" office:value-type="percentage" office:value="0.13188605">
            <text:p>13.19%</text:p>
          </table:table-cell>
          <table:table-cell table:style-name="ce23" table:formula="oooc:=[.B24]/(1-[.B$23])" office:value-type="percentage" office:value="0.155611779681951">
            <text:p>15.56%</text:p>
          </table:table-cell>
          <table:table-cell office:value-type="float" office:value="28">
            <text:p>28</text:p>
          </table:table-cell>
          <table:table-cell table:formula="oooc:=[.D24]*[.B24]" office:value-type="float" office:value="3.6928094">
            <text:p>3.69</text:p>
          </table:table-cell>
          <table:table-cell table:style-name="ce2" table:formula="oooc:=[.E24]/[.E$25]" office:value-type="percentage" office:value="0.155103985865171">
            <text:p>15.51%</text:p>
          </table:table-cell>
          <table:table-cell table:formula="oooc:=[.F24]*[.C$3]" office:value-type="float" office:value="155.175017906953">
            <text:p>155.18</text:p>
          </table:table-cell>
          <table:table-cell table:style-name="ce5" table:formula="oooc:=[.G24]/[.D24]" office:value-type="float" office:value="5.54196492524833">
            <text:p>5.542</text:p>
          </table:table-cell>
          <table:table-cell table:formula="oooc:=[.H24]*8314.33*273/101325" office:value-type="float" office:value="124.147238980356">
            <text:p>124.15</text:p>
          </table:table-cell>
          <table:table-cell table:formula="oooc:=[experiment.E8]" office:value-type="float" office:value="0">
            <text:p>0</text:p>
          </table:table-cell>
          <table:table-cell table:style-name="ce5" table:formula="oooc:=[.J24]*[.H24]/3600" office:value-type="float" office:value="0">
            <text:p>0.000</text:p>
          </table:table-cell>
          <table:table-cell office:value-type="float" office:value="0">
            <text:p>0</text:p>
          </table:table-cell>
          <table:table-cell table:formula="oooc:=[.L24]*[.H24]" office:value-type="float" office:value="0">
            <text:p>0</text:p>
          </table:table-cell>
          <table:table-cell table:formula="oooc:=12*[.M24]"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Tgas, K</text:p>
          </table:table-cell>
          <table:table-cell table:style-name="ce14" office:value-type="float" office:value="1761.4758">
            <text:p>1761.48</text:p>
          </table:table-cell>
          <table:table-cell table:style-name="ce17"/>
          <table:table-cell/>
          <table:table-cell table:formula="oooc:=SUM([.E20:.E24])" office:value-type="float" office:value="23.80860414">
            <text:p>23.81</text:p>
          </table:table-cell>
          <table:table-cell table:formula="oooc:=SUM([.F20:.F24])" office:value-type="percentage" office:value="1">
            <text:p>100.00%</text:p>
          </table:table-cell>
          <table:table-cell table:formula="oooc:=SUM([.G20:.G24])" office:value-type="float" office:value="1000.457964">
            <text:p>1000.46</text:p>
          </table:table-cell>
          <table:table-cell table:number-columns-repeated="3"/>
          <table:table-cell table:style-name="ce5" table:formula="oooc:=SUM([.K20:.K24])" office:value-type="float" office:value="1.88681588826671">
            <text:p>1.887</text:p>
          </table:table-cell>
          <table:table-cell/>
          <table:table-cell table:formula="oooc:=SUM([.M20:.M24])" office:value-type="float" office:value="22.7702829014621">
            <text:p>22.77</text:p>
          </table:table-cell>
          <table:table-cell table:formula="oooc:=SUM([.N20:.N24])" office:value-type="float" office:value="273.243394817546">
            <text:p>273.24</text:p>
          </table:table-cell>
        </table:table-row>
        <table:table-row table:style-name="ro1">
          <table:table-cell table:style-name="ce20"/>
          <table:table-cell table:style-name="ce17"/>
          <table:table-cell table:number-columns-repeated="12"/>
        </table:table-row>
        <table:table-row table:style-name="ro1">
          <table:table-cell/>
          <table:table-cell office:value-type="string">
            <text:p>INPUT</text:p>
          </table:table-cell>
          <table:table-cell table:number-columns-repeated="2"/>
          <table:table-cell office:value-type="string">
            <text:p>Converted DPM</text:p>
          </table:table-cell>
          <table:table-cell table:number-columns-repeated="2"/>
          <table:table-cell office:value-type="string">
            <text:p>Converted OU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g/s</text:p>
          </table:table-cell>
          <table:table-cell office:value-type="string">
            <text:p>kg/h</text:p>
          </table:table-cell>
          <table:table-cell/>
          <table:table-cell office:value-type="string">
            <text:p>kg/h</text:p>
          </table:table-cell>
          <table:table-cell office:value-type="string">
            <text:p>%</text:p>
          </table:table-cell>
          <table:table-cell/>
          <table:table-cell office:value-type="string">
            <text:p>kg/h</text:p>
          </table:table-cell>
          <table:table-cell office:value-type="string">
            <text:p>%</text:p>
          </table:table-cell>
          <table:table-cell table:number-columns-repeated="5"/>
        </table:table-row>
        <table:table-row table:style-name="ro1">
          <table:table-cell office:value-type="string">
            <text:p>Coal IN</text:p>
          </table:table-cell>
          <table:table-cell table:style-name="ce9" table:formula="oooc:=[input.I15]" office:value-type="float" office:value="0.0997222222222222">
            <text:p>0.09972</text:p>
          </table:table-cell>
          <table:table-cell table:style-name="ce15" table:formula="oooc:=[.B29]*3600" office:value-type="float" office:value="359">
            <text:p>359.00</text:p>
          </table:table-cell>
          <table:table-cell/>
          <table:table-cell table:formula="oooc:=[.C5]" office:value-type="float" office:value="336.0557304">
            <text:p>336.06</text:p>
          </table:table-cell>
          <table:table-cell table:style-name="ce2" table:formula="oooc:=[.E29]/[.C29]" office:value-type="percentage" office:value="0.93608838551532">
            <text:p>93.61%</text:p>
          </table:table-cell>
          <table:table-cell/>
          <table:table-cell table:formula="oooc:=[.C3]-[input.D14]-[input.F14]-[input.H14]" office:value-type="float" office:value="336.039248632824">
            <text:p>336.04</text:p>
          </table:table-cell>
          <table:table-cell table:style-name="ce2" table:formula="oooc:=[.H29]/[.C29]" office:value-type="percentage" office:value="0.936042475300345">
            <text:p>93.60%</text:p>
          </table:table-cell>
          <table:table-cell table:number-columns-repeated="5"/>
        </table:table-row>
        <table:table-row table:style-name="ro1">
          <table:table-cell office:value-type="string">
            <text:p>Moisture IN</text:p>
          </table:table-cell>
          <table:table-cell table:style-name="ce9" table:formula="oooc:=[.B29]*[Coal.B12]" office:value-type="float" office:value="0.00638222222222222">
            <text:p>0.00638</text:p>
          </table:table-cell>
          <table:table-cell table:style-name="ce15" table:formula="oooc:=[.B30]*3600" office:value-type="float" office:value="22.976">
            <text:p>22.98</text:p>
          </table:table-cell>
          <table:table-cell/>
          <table:table-cell table:formula="oooc:=[.H17]" office:value-type="float" office:value="18.0505515937646">
            <text:p>18.05</text:p>
          </table:table-cell>
          <table:table-cell table:style-name="ce2" table:formula="oooc:=[.E30]/[.C30]" office:value-type="percentage" office:value="0.7856263750768">
            <text:p>78.56%</text:p>
          </table:table-cell>
          <table:table-cell table:number-columns-repeated="8"/>
        </table:table-row>
        <table:table-row table:style-name="ro1">
          <table:table-cell office:value-type="string">
            <text:p>Dry IN</text:p>
          </table:table-cell>
          <table:table-cell table:style-name="ce9" table:formula="oooc:=[.B29]-[.B30]" office:value-type="float" office:value="0.09334">
            <text:p>0.09334</text:p>
          </table:table-cell>
          <table:table-cell table:style-name="ce15" table:formula="oooc:=[.B31]*3600" office:value-type="float" office:value="336.024">
            <text:p>336.02</text:p>
          </table:table-cell>
          <table:table-cell/>
          <table:table-cell table:formula="oooc:=[.E29]-[.E30]" office:value-type="float" office:value="318.005178806235">
            <text:p>318.01</text:p>
          </table:table-cell>
          <table:table-cell table:style-name="ce2" table:formula="oooc:=[.E31]/[.C31]" office:value-type="percentage" office:value="0.946376386229065">
            <text:p>94.64%</text:p>
          </table:table-cell>
          <table:table-cell table:number-columns-repeated="8"/>
        </table:table-row>
        <table:table-row table:style-name="ro1">
          <table:table-cell office:value-type="string">
            <text:p>VM in</text:p>
          </table:table-cell>
          <table:table-cell table:style-name="ce9" table:formula="oooc:=[.B31]*[Coal.B18]" office:value-type="float" office:value="0.0469854892">
            <text:p>0.04699</text:p>
          </table:table-cell>
          <table:table-cell table:style-name="ce15" table:formula="oooc:=[.B32]*3600" office:value-type="float" office:value="169.14776112">
            <text:p>169.15</text:p>
          </table:table-cell>
          <table:table-cell/>
          <table:table-cell table:formula="oooc:=[.G17]" office:value-type="float" office:value="188.647278806235">
            <text:p>188.65</text:p>
          </table:table-cell>
          <table:table-cell table:style-name="ce2" table:formula="oooc:=[.E32]/[.C32]" office:value-type="percentage" office:value="1.1152809682914">
            <text:p>111.53%</text:p>
          </table:table-cell>
          <table:table-cell table:number-columns-repeated="8"/>
        </table:table-row>
        <table:table-row table:style-name="ro1">
          <table:table-cell office:value-type="string">
            <text:p>Char IN</text:p>
          </table:table-cell>
          <table:table-cell table:style-name="ce9" table:formula="oooc:=[.B31]*[Coal.B17]" office:value-type="float" office:value="0.0411274708">
            <text:p>0.04113</text:p>
          </table:table-cell>
          <table:table-cell table:style-name="ce15" table:formula="oooc:=[.B33]*3600" office:value-type="float" office:value="148.05889488">
            <text:p>148.06</text:p>
          </table:table-cell>
          <table:table-cell/>
          <table:table-cell table:formula="oooc:=[.I17]" office:value-type="float" office:value="129.40912188">
            <text:p>129.41</text:p>
          </table:table-cell>
          <table:table-cell table:style-name="ce2" table:formula="oooc:=[.E33]/[.C33]" office:value-type="percentage" office:value="0.874038145326457">
            <text:p>87.40%</text:p>
          </table:table-cell>
          <table:table-cell table:number-columns-repeated="8"/>
        </table:table-row>
        <table:table-row table:style-name="ro1">
          <table:table-cell office:value-type="string">
            <text:p>Carbon IN</text:p>
          </table:table-cell>
          <table:table-cell table:style-name="ce9" table:formula="oooc:=[.B29]*([Coal.B10]+[Coal.B11])*[Coal.B2]" office:value-type="float" office:value="0.0665180793751617">
            <text:p>0.06652</text:p>
          </table:table-cell>
          <table:table-cell table:style-name="ce15" table:formula="oooc:=[.B34]*3600" office:value-type="float" office:value="239.465085750582">
            <text:p>239.47</text:p>
          </table:table-cell>
          <table:table-cell/>
          <table:table-cell table:formula="oooc:=[.K17]" office:value-type="float" office:value="222.846109070378">
            <text:p>222.85</text:p>
          </table:table-cell>
          <table:table-cell table:style-name="ce2" table:formula="oooc:=[.E34]/[.C34]" office:value-type="percentage" office:value="0.9305995835338">
            <text:p>93.06%</text:p>
          </table:table-cell>
          <table:table-cell/>
          <table:table-cell table:formula="oooc:=[.N25]-[input.P10]*12" office:value-type="float" office:value="238.406600160697">
            <text:p>238.41</text:p>
          </table:table-cell>
          <table:table-cell table:style-name="ce2" table:formula="oooc:=[.H34]/[.C34]" office:value-type="percentage" office:value="0.995579791573509">
            <text:p>99.56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 table:number-columns-repeated="11"/>
        </table:table-row>
        <table:table-row table:style-name="ro1">
          <table:table-cell office:value-type="string">
            <text:p>Mass gas IN</text:p>
          </table:table-cell>
          <table:table-cell table:formula="oooc:=[.C36]/3600" office:value-type="float" office:value="0.18456075426866">
            <text:p>0.18</text:p>
          </table:table-cell>
          <table:table-cell table:style-name="ce15" table:formula="oooc:=[input.K14]+[input.D14]" office:value-type="float" office:value="664.418715367176">
            <text:p>664.42</text:p>
          </table:table-cell>
          <table:table-cell table:number-columns-repeated="11"/>
        </table:table-row>
        <table:table-row table:style-name="ro1">
          <table:table-cell office:value-type="string">
            <text:p>DPM</text:p>
          </table:table-cell>
          <table:table-cell table:formula="oooc:=[.B5]" office:value-type="float" office:value="0.093348814">
            <text:p>0.09</text:p>
          </table:table-cell>
          <table:table-cell table:formula="oooc:=[.B37]*3600" office:value-type="float" office:value="336.0557304">
            <text:p>336.06</text:p>
          </table:table-cell>
          <table:table-cell table:number-columns-repeated="11"/>
        </table:table-row>
        <table:table-row table:style-name="ro1">
          <table:table-cell office:value-type="string">
            <text:p>Mass out</text:p>
          </table:table-cell>
          <table:table-cell table:formula="oooc:=-[.B3]" office:value-type="float" office:value="-0.27790499">
            <text:p>-0.28</text:p>
          </table:table-cell>
          <table:table-cell table:formula="oooc:=-[.C3]" office:value-type="float" office:value="-1000.457964">
            <text:p>-1000.46</text:p>
          </table:table-cell>
          <table:table-cell table:number-columns-repeated="11"/>
        </table:table-row>
        <table:table-row table:style-name="ro1">
          <table:table-cell office:value-type="string">
            <text:p>Error</text:p>
          </table:table-cell>
          <table:table-cell table:style-name="ce13" table:formula="oooc:=SUM([.B36:.B38])" office:value-type="float" office:value="0.00000457826866004374">
            <text:p>0</text:p>
          </table:table-cell>
          <table:table-cell table:style-name="ce13" table:formula="oooc:=SUM([.C36:.C38])" office:value-type="float" office:value="0.0164817671761739">
            <text:p>0.02</text:p>
          </table:table-cell>
          <table:table-cell table:number-columns-repeated="11"/>
        </table:table-row>
        <table:table-row table:style-name="ro1">
          <table:table-cell/>
          <table:table-cell table:style-name="ce2" table:formula="oooc:=ABS([.B39]/[.B38])" office:value-type="percentage" office:value="0.00001647422257529">
            <text:p>0.00%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MW</text:p>
          </table:table-cell>
          <table:table-cell table:number-columns-repeated="12"/>
        </table:table-row>
        <table:table-row table:style-name="ro1">
          <table:table-cell office:value-type="string">
            <text:p>Power IN</text:p>
          </table:table-cell>
          <table:table-cell table:style-name="ce5" table:formula="oooc:=[input.I16]" office:value-type="float" office:value="2.4618425">
            <text:p>2.462</text:p>
          </table:table-cell>
          <table:table-cell table:number-columns-repeated="12"/>
        </table:table-row>
        <table:table-row table:style-name="ro1">
          <table:table-cell office:value-type="string">
            <text:p>Power OUT</text:p>
          </table:table-cell>
          <table:table-cell table:style-name="ce5" table:formula="oooc:=[.K25]" office:value-type="float" office:value="1.88681588826671">
            <text:p>1.887</text:p>
          </table:table-cell>
          <table:table-cell table:number-columns-repeated="12"/>
        </table:table-row>
        <table:table-row table:style-name="ro1">
          <table:table-cell office:value-type="string">
            <text:p>CG%</text:p>
          </table:table-cell>
          <table:table-cell table:style-name="ce2" table:formula="oooc:=[.B44]/[.B43]" office:value-type="percentage" office:value="0.766424289233251">
            <text:p>76.64%</text:p>
          </table:table-cell>
          <table:table-cell table:number-columns-repeated="12"/>
        </table:table-row>
      </table:table>
      <table:table table:name="comparison" table:style-name="ta1" table:print="false">
        <table:table-column table:style-name="co1" table:number-columns-repeated="11" table:default-cell-style-name="Default"/>
        <table:table-row table:style-name="ro1">
          <table:table-cell table:style-name="ce20"/>
          <table:table-cell table:style-name="ce24" office:value-type="string" table:number-columns-spanned="2" table:number-rows-spanned="1">
            <text:p>Outlet composition % vol dry</text:p>
          </table:table-cell>
          <table:covered-table-cell/>
          <table:table-cell table:number-columns-repeated="8"/>
        </table:table-row>
        <table:table-row table:style-name="ro1">
          <table:table-cell table:style-name="ce20"/>
          <table:table-cell office:value-type="string">
            <text:p>Experiments</text:p>
          </table:table-cell>
          <table:table-cell office:value-type="string">
            <text:p>CFD</text:p>
          </table:table-cell>
          <table:table-cell office:value-type="string">
            <text:p>Recalculated</text:p>
          </table:table-cell>
          <table:table-cell office:value-type="string">
            <text:p>Experiments</text:p>
          </table:table-cell>
          <table:table-cell office:value-type="string">
            <text:p>CFD</text:p>
          </table:table-cell>
          <table:table-cell table:number-columns-repeated="5"/>
        </table:table-row>
        <table:table-row table:style-name="ro1">
          <table:table-cell table:style-name="ce20" office:value-type="string">
            <text:p>H2</text:p>
          </table:table-cell>
          <table:table-cell table:formula="oooc:=[experiment.B4]" office:value-type="percentage" office:value="0.184">
            <text:p>18.40%</text:p>
          </table:table-cell>
          <table:table-cell table:formula="oooc:=[results.C20]" office:value-type="percentage" office:value="0.200898228617907">
            <text:p>20.09%</text:p>
          </table:table-cell>
          <table:table-cell/>
          <table:table-cell table:formula="oooc:=[experiment.C4]" office:value-type="float" office:value="138.92">
            <text:p>138.92</text:p>
          </table:table-cell>
          <table:table-cell table:formula="oooc:=[results.I20]" office:value-type="float" office:value="160.276814839683">
            <text:p>160.28</text:p>
          </table:table-cell>
          <table:table-cell table:number-columns-repeated="4"/>
          <table:table-cell>
            <draw:frame table:end-cell-address="comparison.P14" table:end-x="0.0756in" table:end-y="0.0909in" draw:z-index="0" draw:style-name="gr2" svg:width="4.3669in" svg:height="2.4504in" svg:x="0.1535in" svg:y="0.0496in">
              <draw:object draw:notify-on-update-of-ranges="comparison.A3:comparison.A6 comparison.B2:comparison.B2 comparison.B3:comparison.B6 comparison.C2:comparison.C2 comparison.C3:comparison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0" office:value-type="string">
            <text:p>CO</text:p>
          </table:table-cell>
          <table:table-cell table:formula="oooc:=[experiment.B5]" office:value-type="percentage" office:value="0.5005">
            <text:p>50.05%</text:p>
          </table:table-cell>
          <table:table-cell table:formula="oooc:=[results.C21]" office:value-type="percentage" office:value="0.502332936919851">
            <text:p>50.23%</text:p>
          </table:table-cell>
          <table:table-cell/>
          <table:table-cell table:formula="oooc:=[experiment.C5]" office:value-type="float" office:value="377.8775">
            <text:p>377.88</text:p>
          </table:table-cell>
          <table:table-cell table:formula="oooc:=[results.I21]" office:value-type="float" office:value="400.761737285923">
            <text:p>400.76</text:p>
          </table:table-cell>
          <table:table-cell table:number-columns-repeated="5"/>
        </table:table-row>
        <table:table-row table:style-name="ro1">
          <table:table-cell table:style-name="ce20" office:value-type="string">
            <text:p>CO2</text:p>
          </table:table-cell>
          <table:table-cell table:formula="oooc:=[experiment.B6]" office:value-type="percentage" office:value="0.1682">
            <text:p>16.82%</text:p>
          </table:table-cell>
          <table:table-cell table:formula="oooc:=[results.C22]" office:value-type="percentage" office:value="0.137029508341249">
            <text:p>13.70%</text:p>
          </table:table-cell>
          <table:table-cell/>
          <table:table-cell table:formula="oooc:=[experiment.C6]" office:value-type="float" office:value="126.991">
            <text:p>126.99</text:p>
          </table:table-cell>
          <table:table-cell table:formula="oooc:=[results.I22]" office:value-type="float" office:value="109.322283661119">
            <text:p>109.32</text:p>
          </table:table-cell>
          <table:table-cell table:number-columns-repeated="5"/>
        </table:table-row>
        <table:table-row table:style-name="ro1">
          <table:table-cell table:style-name="ce20" office:value-type="string">
            <text:p>N2</text:p>
          </table:table-cell>
          <table:table-cell table:formula="oooc:=[experiment.B7]" office:value-type="percentage" office:value="0.1472">
            <text:p>14.72%</text:p>
          </table:table-cell>
          <table:table-cell table:formula="oooc:=[results.C24]" office:value-type="percentage" office:value="0.155611779681951">
            <text:p>15.56%</text:p>
          </table:table-cell>
          <table:table-cell/>
          <table:table-cell table:formula="oooc:=[experiment.C7]" office:value-type="float" office:value="111.136">
            <text:p>111.14</text:p>
          </table:table-cell>
          <table:table-cell table:formula="oooc:=[results.I23]" office:value-type="float" office:value="143.520953962934">
            <text:p>143.52</text:p>
          </table:table-cell>
          <table:table-cell table:number-columns-repeated="5"/>
        </table:table-row>
        <table:table-row table:style-name="ro2">
          <table:table-cell table:style-name="ce20" office:value-type="string">
            <text:p>Carbon conversion %</text:p>
          </table:table-cell>
          <table:table-cell table:formula="oooc:=[experiment.B9]" office:value-type="percentage" office:value="0.985">
            <text:p>98.50%</text:p>
          </table:table-cell>
          <table:table-cell table:formula="oooc:=[results.F34]" office:value-type="percentage" office:value="0.9305995835338">
            <text:p>93.06%</text:p>
          </table:table-cell>
          <table:table-cell table:formula="oooc:=[experiment.C9]" office:value-type="percentage" office:value="0.983912677457046">
            <text:p>98.39%</text:p>
          </table:table-cell>
          <table:table-cell table:number-columns-repeated="7"/>
        </table:table-row>
        <table:table-row table:style-name="ro3">
          <table:table-cell table:style-name="ce20" office:value-type="string">
            <text:p>Gasification efficiency</text:p>
          </table:table-cell>
          <table:table-cell table:formula="oooc:=[experiment.B10]" office:value-type="percentage" office:value="0.621">
            <text:p>62.10%</text:p>
          </table:table-cell>
          <table:table-cell table:formula="oooc:=[results.B45]" office:value-type="percentage" office:value="0.766424289233251">
            <text:p>76.64%</text:p>
          </table:table-cell>
          <table:table-cell table:formula="oooc:=[experiment.C10]" office:value-type="percentage" office:value="0.707794400381718">
            <text:p>70.78%</text:p>
          </table:table-cell>
          <table:table-cell table:number-columns-repeated="7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comparison.P30" table:end-x="0.0173in" table:end-y="0.1571in" draw:z-index="1" draw:style-name="gr2" svg:width="4.3669in" svg:height="2.3461in" svg:x="0.0953in" svg:y="0.1134in">
              <draw:object draw:notify-on-update-of-ranges="comparison.A3:comparison.A6 comparison.E2:comparison.E2 comparison.E3:comparison.E6 comparison.F2:comparison.F2 comparison.F3:comparison.F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8" number:min-integer-digits="1"/>
    </number:number-style>
    <number:number-style style:name="N133">
      <number:number number:decimal-places="19" number:min-integer-digits="1"/>
    </number:number-style>
    <number:number-style style:name="N134">
      <number:number number:decimal-places="20" number:min-integer-digits="1"/>
    </number:number-style>
    <number:number-style style:name="N135">
      <number:number number:decimal-places="10" number:min-integer-digits="1"/>
    </number:number-style>
    <number:percentage-style style:name="N136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8/06/2014</text:date>, <text:time>12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4-02-26T13:41:41</meta:creation-date>
    <dc:date>2014-08-05T11:02:36</dc:date>
    <meta:editing-cycles>112</meta:editing-cycles>
    <meta:editing-duration>P1DT8H13M46S</meta:editing-duration>
    <meta:user-defined meta:name="Info 1"/>
    <meta:user-defined meta:name="Info 2"/>
    <meta:user-defined meta:name="Info 3"/>
    <meta:user-defined meta:name="Info 4"/>
    <meta:document-statistic meta:table-count="5" meta:cell-count="7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7775344849pt" style:font-size-asian="12.9967775344849pt" style:font-size-complex="12.9967775344849pt"/>
    </style:style>
    <style:style style:name="ch3" style:family="chart">
      <style:text-properties fo:font-size="10.9972734451294pt" style:font-size-asian="10.9972734451294pt" style:font-size-complex="10.9972734451294pt"/>
    </style:style>
    <style:style style:name="ch4" style:family="chart">
      <style:graphic-properties draw:stroke="none" svg:stroke-color="#b3b3b3" draw:fill="none" draw:fill-color="#e6e6e6"/>
      <style:text-properties fo:font-size="7.99801731109619pt" style:font-size-asian="7.99801731109619pt" style:font-size-complex="7.99801731109619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093cm" svg:height="6.338cm" chart:class="chart:bar" chart:style-name="ch1">
        <chart:title svg:x="3.786cm" svg:y="0.134cm" chart:style-name="ch2">
          <text:p>Outlet composition</text:p>
        </chart:title>
        <chart:subtitle svg:x="4.681cm" svg:y="0.761cm" chart:style-name="ch3">
          <text:p>Dry % vol.</text:p>
        </chart:subtitle>
        <chart:legend chart:legend-position="end" svg:x="8.662cm" svg:y="2.693cm" chart:style-name="ch4"/>
        <chart:plot-area chart:style-name="ch5" table:cell-range-address="comparison.A3:comparison.C6 comparison.B2:comparison.C6 comparison.A2:comparison.A2" chart:data-source-has-labels="both" svg:x="0.22cm" svg:y="1.344cm" svg:width="8.22cm" svg:height="4.738cm">
          <chart:axis chart:dimension="x" chart:name="primary-x" chart:style-name="ch6">
            <chart:categories table:cell-range-address="comparison.A3:comparison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mparison.B3:comparison.B6" chart:label-cell-address="comparison.B2:comparison.B2" chart:class="chart:bar">
            <chart:data-point chart:repeated="4"/>
          </chart:series>
          <chart:series chart:style-name="ch10" chart:values-cell-range-address="comparison.C3:comparison.C6" chart:label-cell-address="comparison.C2:comparison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s</text:p>
              </table:table-cell>
              <table:table-cell office:value-type="string">
                <text:p>CFD</text:p>
              </table:table-cell>
            </table:table-row>
          </table:table-header-rows>
          <table:table-rows>
            <table:table-row>
              <table:table-cell office:value-type="string">
                <text:p>H2</text:p>
              </table:table-cell>
              <table:table-cell office:value-type="float" office:value="0.184">
                <text:p>0.184</text:p>
              </table:table-cell>
              <table:table-cell office:value-type="float" office:value="0.200898228617907">
                <text:p>0.200898228617907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0.5005">
                <text:p>0.5005</text:p>
              </table:table-cell>
              <table:table-cell office:value-type="float" office:value="0.502332936919851">
                <text:p>0.502332936919851</text:p>
              </table:table-cell>
            </table:table-row>
            <table:table-row>
              <table:table-cell office:value-type="string">
                <text:p>CO2</text:p>
              </table:table-cell>
              <table:table-cell office:value-type="float" office:value="0.1682">
                <text:p>0.1682</text:p>
              </table:table-cell>
              <table:table-cell office:value-type="float" office:value="0.137029508341249">
                <text:p>0.137029508341249</text:p>
              </table:table-cell>
            </table:table-row>
            <table:table-row>
              <table:table-cell office:value-type="string">
                <text:p>N2</text:p>
              </table:table-cell>
              <table:table-cell office:value-type="float" office:value="0.1472">
                <text:p>0.1472</text:p>
              </table:table-cell>
              <table:table-cell office:value-type="float" office:value="0.155611779681951">
                <text:p>0.155611779681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094cm" svg:height="5.962cm" chart:class="chart:bar" chart:style-name="ch1">
        <chart:title svg:x="3.787cm" svg:y="0.123cm" chart:style-name="ch2">
          <text:p>Outlet composition</text:p>
        </chart:title>
        <chart:subtitle svg:x="4.683cm" svg:y="0.742cm" chart:style-name="ch3">
          <text:p>Dry % vol.</text:p>
        </chart:subtitle>
        <chart:legend chart:legend-position="end" svg:x="8.663cm" svg:y="2.512cm" chart:style-name="ch4"/>
        <chart:plot-area chart:style-name="ch5" table:cell-range-address="comparison.A2:comparison.A6 comparison.E2:comparison.F6" chart:data-source-has-labels="both" svg:x="0.221cm" svg:y="1.312cm" svg:width="8.221cm" svg:height="4.411cm">
          <chart:axis chart:dimension="x" chart:name="primary-x" chart:style-name="ch6">
            <chart:categories table:cell-range-address="comparison.A3:comparison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mparison.E3:comparison.E6" chart:label-cell-address="comparison.E2:comparison.E2" chart:class="chart:bar">
            <chart:data-point chart:repeated="4"/>
          </chart:series>
          <chart:series chart:style-name="ch10" chart:values-cell-range-address="comparison.F3:comparison.F6" chart:label-cell-address="comparison.F2:comparison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s</text:p>
              </table:table-cell>
              <table:table-cell office:value-type="string">
                <text:p>CFD</text:p>
              </table:table-cell>
            </table:table-row>
          </table:table-header-rows>
          <table:table-rows>
            <table:table-row>
              <table:table-cell office:value-type="string">
                <text:p>H2</text:p>
              </table:table-cell>
              <table:table-cell office:value-type="float" office:value="138.92">
                <text:p>138.92</text:p>
              </table:table-cell>
              <table:table-cell office:value-type="float" office:value="160.276814839683">
                <text:p>160.276814839683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377.8775">
                <text:p>377.8775</text:p>
              </table:table-cell>
              <table:table-cell office:value-type="float" office:value="400.761737285923">
                <text:p>400.761737285923</text:p>
              </table:table-cell>
            </table:table-row>
            <table:table-row>
              <table:table-cell office:value-type="string">
                <text:p>CO2</text:p>
              </table:table-cell>
              <table:table-cell office:value-type="float" office:value="126.991">
                <text:p>126.991</text:p>
              </table:table-cell>
              <table:table-cell office:value-type="float" office:value="109.322283661119">
                <text:p>109.322283661119</text:p>
              </table:table-cell>
            </table:table-row>
            <table:table-row>
              <table:table-cell office:value-type="string">
                <text:p>N2</text:p>
              </table:table-cell>
              <table:table-cell office:value-type="float" office:value="111.136">
                <text:p>111.136</text:p>
              </table:table-cell>
              <table:table-cell office:value-type="float" office:value="143.520953962934">
                <text:p>143.520953962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